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obyčejné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3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548cm"/>
    </style:style>
    <style:style style:name="gr6" style:family="graphic" style:parent-style-name="standard">
      <style:graphic-properties svg:stroke-color="#000000" draw:fill="gradient" draw:fill-gradient-name="Cervena_20_radialni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svg:stroke-color="#000000" draw:fill="gradient" draw:fill-gradient-name="Gradient_20_13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svg:stroke-width="0.03cm" svg:stroke-color="#ff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svg:stroke-color="#000000" draw:marker-start="Symmetric_20_Arrow" draw:marker-start-width="0.195cm" draw:marker-end="Symmetric_20_Arrow" draw:marker-end-width="0.195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draw:stroke="dash" draw:stroke-dash="_32__20_Dots_20_1_20_Dash" svg:stroke-color="#0000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0.3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0.5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0.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2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6cm" fo:min-width="1.1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413cm"/>
    </style:style>
    <style:style style:name="gr19" style:family="graphic" style:parent-style-name="objectwithoutfill">
      <style:graphic-properties svg:stroke-width="0.03cm" svg:stroke-color="#000000" draw:marker-start-width="0.295cm" draw:marker-end="Line_20_Arrow" draw:marker-end-width="0.1cm" draw:fill="none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2cm" fo:min-width="0.6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.1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.1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.3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2cm" fo:min-width="0.6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2cm" fo:min-width="3.982cm"/>
    </style:style>
    <style:style style:name="gr28" style:family="graphic" style:parent-style-name="objectwithoutfill">
      <style:graphic-properties svg:stroke-width="0.03cm" svg:stroke-color="#ff0000" draw:marker-start="Symmetric_20_Arrow" draw:marker-start-width="0.195cm" draw:marker-end="" draw:marker-end-width="0.395cm" draw:fill="none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2.9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7cm" fo:min-width="3.38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7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45cm"/>
    </style:style>
    <style:style style:name="gr34" style:family="graphic" style:parent-style-name="objectwithoutfill">
      <style:graphic-properties svg:stroke-width="0.03cm" svg:stroke-color="#00000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472cm"/>
    </style:style>
    <style:style style:name="gr36" style:family="graphic" style:parent-style-name="standard">
      <style:graphic-properties draw:stroke="none" svg:stroke-color="#ff0000" draw:fill="solid" draw:fill-color="#4c4c4c" draw:textarea-horizontal-align="justify" draw:textarea-vertical-align="middle" draw:auto-grow-height="false" fo:min-height="2.638cm" fo:min-width="3.216cm"/>
    </style:style>
    <style:style style:name="gr37" style:family="graphic" style:parent-style-name="standard">
      <style:graphic-properties draw:stroke="none" svg:stroke-color="#ff0000" draw:fill="solid" draw:fill-color="#666666" draw:textarea-horizontal-align="justify" draw:textarea-vertical-align="middle" draw:auto-grow-height="false" fo:min-height="2.035cm" fo:min-width="2.615cm"/>
    </style:style>
    <style:style style:name="gr38" style:family="graphic" style:parent-style-name="standard">
      <style:graphic-properties draw:stroke="none" svg:stroke-color="#ff0000" draw:fill="solid" draw:fill-color="#999999" draw:textarea-horizontal-align="justify" draw:textarea-vertical-align="middle" draw:auto-grow-height="false" fo:min-height="1.663cm" fo:min-width="2.133cm"/>
    </style:style>
    <style:style style:name="gr39" style:family="graphic" style:parent-style-name="standard">
      <style:graphic-properties draw:stroke="none" svg:stroke-color="#ff0000" draw:fill="solid" draw:fill-color="#b3b3b3" draw:textarea-horizontal-align="justify" draw:textarea-vertical-align="middle" draw:auto-grow-height="false" fo:min-height="1.221cm" fo:min-width="1.665cm"/>
    </style:style>
    <style:style style:name="gr40" style:family="graphic" style:parent-style-name="standard">
      <style:graphic-properties draw:stroke="none" svg:stroke-color="#ff0000" draw:fill="solid" draw:fill-color="#cccccc" draw:textarea-horizontal-align="justify" draw:textarea-vertical-align="middle" draw:auto-grow-height="false" fo:min-height="0.754cm" fo:min-width="1.132cm"/>
    </style:style>
    <style:style style:name="gr41" style:family="graphic" style:parent-style-name="objectwithoutfill">
      <style:graphic-properties svg:stroke-width="0.05cm" svg:stroke-color="#ff0000" draw:marker-start-width="0.275cm" draw:marker-end="Arrow" draw:marker-end-width="0.375cm" draw:fill="none" draw:fill-color="#cccccc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ff0000" draw:fill="solid" draw:fill-color="#4c4c4c" draw:textarea-horizontal-align="justify" draw:textarea-vertical-align="middle" draw:auto-grow-height="false" fo:min-height="2.638cm" fo:min-width="3.216cm" draw:shadow="hidden"/>
    </style:style>
    <style:style style:name="gr43" style:family="graphic" style:parent-style-name="standard">
      <style:graphic-properties draw:stroke="none" svg:stroke-color="#ff0000" draw:fill="solid" draw:fill-color="#666666" draw:textarea-horizontal-align="justify" draw:textarea-vertical-align="middle" draw:auto-grow-height="false" fo:min-height="2.638cm" fo:min-width="3.216cm" draw:shadow="hidden"/>
    </style:style>
    <style:style style:name="gr44" style:family="graphic" style:parent-style-name="standard">
      <style:graphic-properties draw:stroke="none" svg:stroke-color="#ff0000" draw:fill="solid" draw:fill-color="#999999" draw:textarea-horizontal-align="justify" draw:textarea-vertical-align="middle" draw:auto-grow-height="false" fo:min-height="2.638cm" fo:min-width="3.216cm" draw:shadow="hidden"/>
    </style:style>
    <style:style style:name="gr45" style:family="graphic" style:parent-style-name="standard">
      <style:graphic-properties draw:stroke="none" svg:stroke-color="#ff0000" draw:fill="solid" draw:fill-color="#b3b3b3" draw:textarea-horizontal-align="justify" draw:textarea-vertical-align="middle" draw:auto-grow-height="false" fo:min-height="2.638cm" fo:min-width="3.216cm" draw:shadow="hidden"/>
    </style:style>
    <style:style style:name="gr46" style:family="graphic" style:parent-style-name="standard">
      <style:graphic-properties draw:stroke="none" svg:stroke-color="#ff0000" draw:fill="solid" draw:fill-color="#cccccc" draw:textarea-horizontal-align="justify" draw:textarea-vertical-align="middle" draw:auto-grow-height="false" fo:min-height="2.638cm" fo:min-width="3.216cm" draw:shadow="hidden"/>
    </style:style>
    <style:style style:name="gr47" style:family="graphic" style:parent-style-name="objectwithoutfill">
      <style:graphic-properties draw:stroke="dash" draw:stroke-dash="_32__20_Dots_20_1_20_Dash" svg:stroke-color="#000000" draw:fill="none" draw:fill-color="#cccccc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5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658cm"/>
    </style:style>
    <style:style style:name="gr50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1.024cm" fo:min-width="0.774cm"/>
    </style:style>
    <style:style style:name="gr51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0.499cm" fo:min-width="0.249cm"/>
    </style:style>
    <style:style style:name="gr52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 fo:min-height="0.499cm" fo:min-width="0.249cm"/>
    </style:style>
    <style:style style:name="gr53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0.686cm" fo:min-width="0.436cm"/>
    </style:style>
    <style:style style:name="gr54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 fo:min-height="0.686cm" fo:min-width="0.436cm"/>
    </style:style>
    <style:style style:name="gr5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26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.394cm"/>
    </style:style>
    <style:style style:name="gr58" style:family="graphic" style:parent-style-name="objectwithoutfill">
      <style:graphic-properties svg:stroke-width="0.03cm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9" style:family="graphic" style:parent-style-name="objectwithoutfill">
      <style:graphic-properties svg:stroke-width="0.03cm" draw:marker-start-width="0.295cm" draw:marker-end="Arrow" draw:marker-end-width="0.2cm" draw:fill="none" draw:textarea-vertical-align="middle" fo:padding-top="0.14cm" fo:padding-bottom="0.14cm" fo:padding-left="0.265cm" fo:padding-right="0.26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1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2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5.29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30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5.40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2.3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5.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5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5.242cm"/>
    </style:style>
    <style:style style:name="gr69" style:family="graphic" style:parent-style-name="objectwithoutfill">
      <style:graphic-properties svg:stroke-width="0.03cm" draw:marker-start-width="0.245cm" draw:marker-end="Arrow" draw:marker-end-width="0.2cm" draw:fill="none" draw:textarea-vertical-align="middle" fo:padding-top="0.14cm" fo:padding-bottom="0.14cm" fo:padding-left="0.265cm" fo:padding-right="0.265cm"/>
    </style:style>
    <style:style style:name="gr70" style:family="graphic" style:parent-style-name="objectwithoutfill">
      <style:graphic-properties svg:stroke-width="0.01cm" svg:stroke-color="#ff0000" draw:marker-start-width="0.235cm" draw:marker-end="Arrow" draw:marker-end-width="0.115cm" draw:fill="none" draw:textarea-vertical-align="middle" fo:padding-top="0.13cm" fo:padding-bottom="0.13cm" fo:padding-left="0.255cm" fo:padding-right="0.25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5.295cm" fo:padding-top="0cm" fo:padding-bottom="0cm" fo:padding-left="0cm" fo:padding-right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5.295cm" fo:padding-top="0cm" fo:padding-bottom="0cm" fo:padding-left="0cm" fo:padding-right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2cm" fo:min-width="5.295cm" fo:padding-top="0cm" fo:padding-bottom="0cm" fo:padding-left="0cm" fo:padding-right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5.295cm" fo:padding-top="0cm" fo:padding-bottom="0cm" fo:padding-left="0cm" fo:padding-right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1cm" fo:min-width="5.295cm" fo:padding-top="0cm" fo:padding-bottom="0cm" fo:padding-left="0cm" fo:padding-right="0cm"/>
    </style:style>
    <style:style style:name="gr76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77" style:family="graphic" style:parent-style-name="objectwithoutfill">
      <style:graphic-properties draw:stroke="dash" draw:stroke-dash="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8" style:family="graphic" style:parent-style-name="objectwithoutfill">
      <style:graphic-properties svg:stroke-width="0.01cm" svg:stroke-color="#579d1c" draw:marker-start-width="0.235cm" draw:marker-end="Arrow" draw:marker-end-width="0.115cm" draw:fill="none" draw:textarea-vertical-align="middle" fo:padding-top="0.13cm" fo:padding-bottom="0.13cm" fo:padding-left="0.255cm" fo:padding-right="0.255cm"/>
    </style:style>
    <style:style style:name="gr79" style:family="graphic" style:parent-style-name="objectwithoutfill">
      <style:graphic-properties svg:stroke-width="0.01cm" svg:stroke-color="#0000ff" draw:marker-start-width="0.235cm" draw:marker-end="Arrow" draw:marker-end-width="0.115cm" draw:fill="none" draw:textarea-vertical-align="middle" fo:padding-top="0.13cm" fo:padding-bottom="0.13cm" fo:padding-left="0.255cm" fo:padding-right="0.25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5.295cm" fo:padding-top="0cm" fo:padding-bottom="0cm" fo:padding-left="0cm" fo:padding-right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1cm" fo:min-width="5.295cm" fo:padding-top="0cm" fo:padding-bottom="0cm" fo:padding-left="0cm" fo:padding-right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cm" fo:min-width="5.295cm" fo:padding-top="0cm" fo:padding-bottom="0cm" fo:padding-left="0cm" fo:padding-right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9cm" fo:min-width="5.295cm" fo:padding-top="0cm" fo:padding-bottom="0cm" fo:padding-left="0cm" fo:padding-right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6cm" fo:min-width="5.295cm" fo:padding-top="0cm" fo:padding-bottom="0cm" fo:padding-left="0cm" fo:padding-right="0cm"/>
    </style:style>
    <style:style style:name="gr85" style:family="graphic" style:parent-style-name="objectwithoutfill">
      <style:graphic-properties svg:stroke-width="0.03cm" svg:stroke-color="#00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5.295cm" fo:padding-top="0cm" fo:padding-bottom="0cm" fo:padding-left="0cm" fo:padding-right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3cm" fo:min-width="5.295cm" fo:padding-top="0cm" fo:padding-bottom="0cm" fo:padding-left="0cm" fo:padding-right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5.295cm" fo:padding-top="0cm" fo:padding-bottom="0cm" fo:padding-left="0cm" fo:padding-right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5cm" fo:min-width="5.29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font-name="Arial"/>
    </style:style>
    <style:style style:name="P4" style:family="paragraph"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>
      <style:text-properties style:font-name="Arial" fo:font-size="10pt" fo:font-style="normal" style:font-size-asian="10pt" style:font-style-asian="normal" style:font-size-complex="10pt" style:font-style-complex="normal"/>
    </style:style>
    <style:style style:name="P6" style:family="paragraph">
      <style:text-properties style:font-name="Arial" fo:font-size="10pt" style:font-size-asian="10pt" style:font-size-complex="10pt"/>
    </style:style>
    <style:style style:name="P7" style:family="paragraph">
      <style:text-properties fo:color="#ff0000" style:font-name="Arial" fo:font-size="12pt" style:font-size-asian="12pt" style:font-size-complex="12pt"/>
    </style:style>
    <style:style style:name="P8" style:family="paragraph">
      <style:text-properties style:font-name="Arial" fo:font-size="12pt" style:font-size-asian="12pt" style:font-size-complex="12pt"/>
    </style:style>
    <style:style style:name="P9" style:family="paragraph">
      <style:text-properties style:font-name="Arial" fo:font-size="8pt" style:font-size-asian="8pt" style:font-size-complex="8pt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text-properties fo:color="#ff0000" style:font-name="Arial" fo:font-size="8pt" style:font-size-asian="8pt" style:font-size-complex="8pt"/>
    </style:style>
    <style:style style:name="P12" style:family="paragraph">
      <style:text-properties fo:color="#579d1c" style:font-name="Arial" fo:font-size="8pt" style:font-size-asian="8pt" style:font-size-complex="8pt"/>
    </style:style>
    <style:style style:name="P13" style:family="paragraph">
      <style:text-properties fo:color="#0000ff" style:font-name="Arial"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Arial" fo:font-size="10pt" fo:font-style="italic" style:font-name-asian="Liberation Sans3" style:font-size-asian="10pt" style:font-style-asian="italic" style:font-name-complex="Liberation Sans3" style:font-size-complex="10pt" style:font-style-complex="italic"/>
    </style:style>
    <style:style style:name="T5" style:family="text">
      <style:text-properties style:text-position="sub 58%" style:font-name="Arial" fo:font-size="10pt" fo:font-style="normal" style:font-name-asian="Liberation Sans3" style:font-size-asian="10pt" style:font-style-asian="normal" style:font-name-complex="Liberation Sans3" style:font-size-complex="10pt" style:font-style-complex="normal"/>
    </style:style>
    <style:style style:name="T6" style:family="text">
      <style:text-properties style:font-name="Arial" fo:font-size="10pt" fo:font-style="normal" style:font-name-asian="Liberation Sans3" style:font-size-asian="10pt" style:font-style-asian="normal" style:font-name-complex="Liberation Sans3" style:font-size-complex="10pt" style:font-style-complex="normal"/>
    </style:style>
    <style:style style:name="T7" style:family="text">
      <style:text-properties style:text-position="0% 100%" style:font-name="Arial" fo:font-size="10pt" fo:font-style="normal" style:font-name-asian="Liberation Sans3" style:font-size-asian="10pt" style:font-style-asian="normal" style:font-name-complex="Liberation Sans3" style:font-size-complex="10pt" style:font-style-complex="normal"/>
    </style:style>
    <style:style style:name="T8" style:family="text">
      <style:text-properties style:text-position="sub 58%" style:font-name="Arial" fo:font-size="10pt" fo:font-style="italic" style:font-name-asian="Liberation Sans3" style:font-size-asian="10pt" style:font-style-asian="italic" style:font-name-complex="Liberation Sans3" style:font-size-complex="10pt" style:font-style-complex="italic"/>
    </style:style>
    <style:style style:name="T9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text-position="sub 58%" style:font-name="Arial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2" style:family="text">
      <style:text-properties style:font-name="Arial" fo:font-size="10pt" style:font-size-asian="10pt" style:font-size-complex="10pt"/>
    </style:style>
    <style:style style:name="T13" style:family="text">
      <style:text-properties style:font-name="Arial2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14" style:family="text">
      <style:text-properties style:text-position="sub 58%" style:font-name="Arial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T15" style:family="text">
      <style:text-properties fo:color="#ff0000" style:font-name="Arial" fo:font-size="12pt" style:font-size-asian="12pt" style:font-size-complex="12pt"/>
    </style:style>
    <style:style style:name="T16" style:family="text">
      <style:text-properties fo:color="#ff0000" style:text-position="sub 58%" style:font-name="Arial" fo:font-size="12pt" style:font-size-asian="12pt" style:font-size-complex="12pt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style:text-position="sub 70%" style:font-name="Arial" fo:font-size="12pt" style:font-size-asian="12pt" style:font-size-complex="12pt"/>
    </style:style>
    <style:style style:name="T19" style:family="text">
      <style:text-properties style:text-position="sub 58%" style:font-name="Arial" fo:font-size="12pt" style:font-size-asian="12pt" style:font-size-complex="12pt"/>
    </style:style>
    <style:style style:name="T20" style:family="text">
      <style:text-properties style:text-position="sub 70%" style:font-name="Arial" fo:font-size="10pt" style:font-size-asian="10pt" style:font-size-complex="10pt"/>
    </style:style>
    <style:style style:name="T21" style:family="text">
      <style:text-properties style:font-name="Arial2" fo:font-size="10pt" style:font-name-asian="Arial2" style:font-size-asian="10pt" style:font-name-complex="Arial2" style:font-size-complex="10pt"/>
    </style:style>
    <style:style style:name="T22" style:family="text">
      <style:text-properties style:text-position="sub 70%" style:font-name="Arial2" fo:font-size="10pt" style:font-name-asian="Arial2" style:font-size-asian="10pt" style:font-name-complex="Arial2" style:font-size-complex="10pt"/>
    </style:style>
    <style:style style:name="T23" style:family="text">
      <style:text-properties style:text-position="0% 100%" style:font-name="Arial2" fo:font-size="10pt" style:font-name-asian="Arial2" style:font-size-asian="10pt" style:font-name-complex="Arial2" style:font-size-complex="10pt"/>
    </style:style>
    <style:style style:name="T24" style:family="text">
      <style:text-properties style:text-position="sub 70%" style:font-name="Arial" fo:font-size="10pt" style:font-name-asian="Arial2" style:font-size-asian="10pt" style:font-name-complex="Arial2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text-position="sub 70%" fo:font-size="10pt" style:font-size-asian="10pt" style:font-size-complex="10pt"/>
    </style:style>
    <style:style style:name="T27" style:family="text">
      <style:text-properties style:font-name="Arial" fo:font-size="8pt" style:font-size-asian="8pt" style:font-size-complex="8pt"/>
    </style:style>
    <style:style style:name="T28" style:family="text">
      <style:text-properties style:font-name="Arial" fo:font-size="6pt" style:font-size-asian="6pt" style:font-size-complex="6pt"/>
    </style:style>
    <style:style style:name="T29" style:family="text">
      <style:text-properties style:text-position="sub 70%" style:font-name="Arial" fo:font-size="6pt" style:font-size-asian="6pt" style:font-size-complex="6pt"/>
    </style:style>
    <style:style style:name="T30" style:family="text">
      <style:text-properties style:font-name="Arial2" fo:font-size="6pt" style:font-name-asian="Arial2" style:font-size-asian="6pt" style:font-name-complex="Arial2" style:font-size-complex="6pt"/>
    </style:style>
    <style:style style:name="T31" style:family="text">
      <style:text-properties style:text-position="sub 70%" style:font-name="Arial2" fo:font-size="6pt" style:font-name-asian="Arial2" style:font-size-asian="6pt" style:font-name-complex="Arial2" style:font-size-complex="6pt"/>
    </style:style>
    <style:style style:name="T32" style:family="text">
      <style:text-properties style:text-position="0% 100%" style:font-name="Arial2" fo:font-size="6pt" style:font-name-asian="Arial2" style:font-size-asian="6pt" style:font-name-complex="Arial2" style:font-size-complex="6pt"/>
    </style:style>
    <style:style style:name="T33" style:family="text">
      <style:text-properties style:text-position="sub 70%" style:font-name="Arial" fo:font-size="6pt" style:font-name-asian="Arial2" style:font-size-asian="6pt" style:font-name-complex="Arial2" style:font-size-complex="6pt"/>
    </style:style>
    <style:style style:name="T34" style:family="text">
      <style:text-properties fo:color="#ff0000" style:font-name="Arial" fo:font-size="8pt" style:font-size-asian="8pt" style:font-size-complex="8pt"/>
    </style:style>
    <style:style style:name="T35" style:family="text">
      <style:text-properties fo:color="#579d1c" style:font-name="Arial" fo:font-size="8pt" style:font-size-asian="8pt" style:font-size-complex="8pt"/>
    </style:style>
    <style:style style:name="T36" style:family="text">
      <style:text-properties fo:color="#0000ff"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3.69cm" svg:y1="6.766cm" svg:x2="4.983cm" svg:y2="4.677cm">
          <text:p/>
        </draw:line>
        <draw:line draw:style-name="gr1" draw:text-style-name="P1" draw:layer="layout" svg:x1="7.751cm" svg:y1="6.806cm" svg:x2="5.263cm" svg:y2="4.638cm">
          <text:p/>
        </draw:line>
        <draw:line draw:style-name="gr1" draw:text-style-name="P1" draw:layer="layout" svg:x1="3.881cm" svg:y1="7.264cm" svg:x2="7.585cm" svg:y2="7.264cm">
          <text:p/>
        </draw:line>
        <draw:frame draw:style-name="gr2" draw:text-style-name="P2" draw:layer="layout" svg:width="0.832cm" svg:height="0.806cm" svg:x="2.838cm" svg:y="7.662cm">
          <draw:text-box>
            <text:p><text:span text:style-name="T1">A</text:span></text:p>
          </draw:text-box>
        </draw:frame>
        <draw:frame draw:style-name="gr2" draw:text-style-name="P2" draw:layer="layout" svg:width="0.832cm" svg:height="0.806cm" svg:x="7.839cm" svg:y="7.662cm">
          <draw:text-box>
            <text:p><text:span text:style-name="T1">B</text:span></text:p>
          </draw:text-box>
        </draw:frame>
        <draw:frame draw:style-name="gr3" draw:text-style-name="P2" draw:layer="layout" svg:width="0.777cm" svg:height="0.806cm" svg:x="4.32cm" svg:y="3.624cm">
          <draw:text-box>
            <text:p><text:span text:style-name="T1">e</text:span></text:p>
          </draw:text-box>
        </draw:frame>
        <draw:frame draw:style-name="gr4" draw:text-style-name="P2" draw:layer="layout" svg:width="0.858cm" svg:height="0.968cm" svg:x="3.564cm" svg:y="5.063cm">
          <draw:text-box>
            <text:p><text:span text:style-name="T1">r</text:span><text:span text:style-name="T2">A</text:span></text:p>
          </draw:text-box>
        </draw:frame>
        <draw:frame draw:style-name="gr4" draw:text-style-name="P2" draw:layer="layout" svg:width="0.858cm" svg:height="0.968cm" svg:x="6.265cm" svg:y="4.963cm">
          <draw:text-box>
            <text:p><text:span text:style-name="T1">r</text:span><text:span text:style-name="T2">B</text:span></text:p>
          </draw:text-box>
        </draw:frame>
        <draw:frame draw:style-name="gr5" draw:text-style-name="P2" draw:layer="layout" svg:width="1.048cm" svg:height="0.968cm" svg:x="5.276cm" svg:y="7.255cm">
          <draw:text-box>
            <text:p><text:span text:style-name="T1">r</text:span><text:span text:style-name="T2">AB</text:span></text:p>
          </draw:text-box>
        </draw:frame>
        <draw:custom-shape draw:style-name="gr6" draw:text-style-name="P1" draw:layer="layout" svg:width="1cm" svg:height="1cm" svg:x="7.523cm" svg:y="6.70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1cm" svg:x="2.973cm" svg:y="6.67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cm" svg:height="0.5cm" svg:x="4.852cm" svg:y="4.257cm">
          <text:p text:style-name="P1"><text:span text:style-name="T3">−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Výchozí">
        <draw:g>
          <draw:line draw:style-name="gr1" draw:text-style-name="P3" draw:layer="layout" svg:x1="2.925cm" svg:y1="2.522cm" svg:x2="2.925cm" svg:y2="4.928cm">
            <text:p/>
          </draw:line>
          <draw:line draw:style-name="gr1" draw:text-style-name="P3" draw:layer="layout" svg:x1="2.925cm" svg:y1="4.928cm" svg:x2="6.894cm" svg:y2="4.928cm">
            <text:p/>
          </draw:line>
        </draw:g>
        <draw:path draw:style-name="gr8" draw:text-style-name="P3" draw:layer="layout" svg:width="2.671cm" svg:height="1.97cm" draw:transform="rotate (0.0277507351067098) translate (2.94396016611798cm 3.00319592236504cm)" svg:viewBox="0 0 2672 1971" svg:d="M0 1912c0 0 580-2 946-480 365-478 431-1432 431-1432 0 0 89 788 352 1325 263 538 1050 659 931 645">
          <text:p/>
        </draw:path>
        <draw:path draw:style-name="gr8" draw:text-style-name="P3" draw:layer="layout" svg:width="2.735cm" svg:height="1.97cm" draw:transform="rotate (0.0277507351067098) translate (3.84496016611798cm 3.00419592236504cm)" svg:viewBox="0 0 2736 1971" svg:d="M0 1912c0 0 555-24 920-502 366-478 457-1410 457-1410 0 0 62 813 325 1351 263 537 1034 620 1034 620">
          <text:p/>
        </draw:path>
        <draw:path draw:style-name="gr8" draw:text-style-name="P3" draw:layer="layout" svg:width="3.468cm" svg:height="2.056cm" draw:transform="rotate (0.0277507351067098) translate (7.86962368430562cm 2.941022224078cm)" svg:viewBox="0 0 3469 2057" svg:d="M0 1996c0 0 528 14 869-519 341-534 446-1420 446-1420-3-4 129 981 428 976 237 6 337-635 456-1033 112 437 144 929 346 1386 259 589 916 677 924 671">
          <text:p/>
        </draw:path>
        <draw:path draw:style-name="gr8" draw:text-style-name="P3" draw:layer="layout" svg:width="2.582cm" svg:height="1.978cm" draw:transform="rotate (0.0277507351067098) translate (3.00055647703237cm 6.30265268769757cm)" svg:viewBox="0 0 2583 1979" svg:d="M0 1926c0 0 549-5 901-463s420-1463 420-1463c0 0 116 936 379 1473 263 538 883 506 883 506">
          <text:p/>
        </draw:path>
        <draw:path draw:style-name="gr8" draw:text-style-name="P3" draw:layer="layout" svg:width="2.56cm" svg:height="1.966cm" draw:transform="rotate (3.11366738555788) translate (6.44208553181427cm 10.216968344623cm)" svg:viewBox="0 0 2561 1967" svg:d="M2561 1911c0 0-550-25-902-484-352-458-442-1427-442-1427 0 0-101 898-364 1436-264 537-853 531-853 531">
          <text:p/>
        </draw:path>
        <draw:path draw:style-name="gr8" draw:text-style-name="P3" draw:layer="layout" svg:width="2.092cm" svg:height="3.847cm" draw:transform="rotate (0.0277507351067098) translate (7.88453789239375cm 6.23393149918279cm)" svg:viewBox="0 0 2093 3848" svg:d="M0 1999c0 0 492-12 843-470 352-458 452-1529 452-1529 0 0 193 1384 456 1921 263 538 342 1927 342 1927">
          <text:p/>
        </draw:path>
        <draw:path draw:style-name="gr8" draw:text-style-name="P3" draw:layer="layout" svg:width="1.128cm" svg:height="1.788cm" draw:transform="rotate (3.11366738555788) translate (11.2210416383488cm 10.0445369885273cm)" svg:viewBox="0 0 1129 1789" svg:d="M1129 0c0 0-55 730-326 1237-271 506-803 552-803 552">
          <text:p/>
        </draw:path>
        <draw:g>
          <draw:line draw:style-name="gr1" draw:text-style-name="P3" draw:layer="layout" svg:x1="7.826cm" svg:y1="2.522cm" svg:x2="7.826cm" svg:y2="4.928cm">
            <text:p/>
          </draw:line>
          <draw:line draw:style-name="gr1" draw:text-style-name="P3" draw:layer="layout" svg:x1="7.826cm" svg:y1="4.928cm" svg:x2="11.795cm" svg:y2="4.928cm">
            <text:p/>
          </draw:line>
        </draw:g>
        <draw:g>
          <draw:line draw:style-name="gr1" draw:text-style-name="P3" draw:layer="layout" svg:x1="2.926cm" svg:y1="5.833cm" svg:x2="2.926cm" svg:y2="10.388cm">
            <text:p/>
          </draw:line>
          <draw:line draw:style-name="gr1" draw:text-style-name="P3" draw:layer="layout" svg:x1="2.926cm" svg:y1="8.239cm" svg:x2="6.895cm" svg:y2="8.239cm">
            <text:p/>
          </draw:line>
        </draw:g>
        <draw:g>
          <draw:line draw:style-name="gr1" draw:text-style-name="P3" draw:layer="layout" svg:x1="7.827cm" svg:y1="5.834cm" svg:x2="7.827cm" svg:y2="10.389cm">
            <text:p/>
          </draw:line>
          <draw:line draw:style-name="gr1" draw:text-style-name="P3" draw:layer="layout" svg:x1="7.827cm" svg:y1="8.24cm" svg:x2="11.796cm" svg:y2="8.24cm">
            <text:p/>
          </draw:line>
        </draw:g>
        <draw:line draw:style-name="gr9" draw:text-style-name="P3" draw:layer="layout" svg:x1="4.315cm" svg:y1="2.723cm" svg:x2="5.22cm" svg:y2="2.723cm">
          <text:p/>
        </draw:line>
        <draw:line draw:style-name="gr10" draw:text-style-name="P3" draw:layer="layout" svg:x1="4.315cm" svg:y1="2.953cm" svg:x2="4.315cm" svg:y2="10.096cm">
          <text:p/>
        </draw:line>
        <draw:line draw:style-name="gr10" draw:text-style-name="P3" draw:layer="layout" svg:x1="5.22cm" svg:y1="2.94cm" svg:x2="5.22cm" svg:y2="10.083cm">
          <text:p/>
        </draw:line>
        <draw:line draw:style-name="gr10" draw:text-style-name="P3" draw:layer="layout" svg:x1="9.175cm" svg:y1="2.954cm" svg:x2="9.175cm" svg:y2="10.097cm">
          <text:p/>
        </draw:line>
        <draw:line draw:style-name="gr10" draw:text-style-name="P3" draw:layer="layout" svg:x1="10.08cm" svg:y1="2.886cm" svg:x2="10.08cm" svg:y2="10.029cm">
          <text:p/>
        </draw:line>
        <draw:line draw:style-name="gr9" draw:text-style-name="P3" draw:layer="layout" svg:x1="9.141cm" svg:y1="2.723cm" svg:x2="10.046cm" svg:y2="2.723cm">
          <text:p/>
        </draw:line>
        <draw:frame draw:style-name="gr11" draw:text-style-name="P4" draw:layer="layout" svg:width="0.756cm" svg:height="0.645cm" svg:x="2.103cm" svg:y="5.872cm">
          <draw:text-box>
            <text:p><text:span text:style-name="T4">ψ</text:span></text:p>
          </draw:text-box>
        </draw:frame>
        <draw:frame draw:style-name="gr11" draw:text-style-name="P4" draw:layer="layout" svg:width="0.756cm" svg:height="0.645cm" svg:x="2.103cm" svg:y="2.373cm">
          <draw:text-box>
            <text:p><text:span text:style-name="T4">ψ</text:span></text:p>
          </draw:text-box>
        </draw:frame>
        <draw:frame draw:style-name="gr12" draw:text-style-name="P4" draw:layer="layout" svg:width="0.891cm" svg:height="0.756cm" svg:x="3.333cm" svg:y="3.542cm">
          <draw:text-box>
            <text:p><text:span text:style-name="T4">ψ</text:span><text:span text:style-name="T5">A</text:span></text:p>
          </draw:text-box>
        </draw:frame>
        <draw:frame draw:style-name="gr12" draw:text-style-name="P4" draw:layer="layout" svg:width="0.891cm" svg:height="0.756cm" svg:x="5.434cm" svg:y="3.543cm">
          <draw:text-box>
            <text:p><text:span text:style-name="T4">ψ</text:span><text:span text:style-name="T5">B</text:span></text:p>
          </draw:text-box>
        </draw:frame>
        <draw:frame draw:style-name="gr13" draw:text-style-name="P4" draw:layer="layout" svg:width="1.094cm" svg:height="0.756cm" svg:x="3.133cm" svg:y="6.942cm">
          <draw:text-box>
            <text:p><text:span text:style-name="T4">+ψ</text:span><text:span text:style-name="T5">A</text:span></text:p>
          </draw:text-box>
        </draw:frame>
        <draw:frame draw:style-name="gr14" draw:text-style-name="P4" draw:layer="layout" svg:width="1.01cm" svg:height="0.756cm" svg:x="5.434cm" svg:y="8.943cm">
          <draw:text-box>
            <text:p><text:span text:style-name="T4">-ψ</text:span><text:span text:style-name="T5">B</text:span></text:p>
          </draw:text-box>
        </draw:frame>
        <draw:frame draw:style-name="gr15" draw:text-style-name="P5" draw:layer="layout" svg:width="0.756cm" svg:height="0.64cm" svg:x="4.334cm" svg:y="2.143cm">
          <draw:text-box>
            <text:p><text:span text:style-name="T6">R</text:span></text:p>
          </draw:text-box>
        </draw:frame>
        <draw:frame draw:style-name="gr15" draw:text-style-name="P5" draw:layer="layout" svg:width="0.756cm" svg:height="0.64cm" svg:x="9.134cm" svg:y="2.144cm">
          <draw:text-box>
            <text:p><text:span text:style-name="T6">R</text:span></text:p>
          </draw:text-box>
        </draw:frame>
        <draw:frame draw:style-name="gr16" draw:text-style-name="P4" draw:layer="layout" svg:width="1.624cm" svg:height="0.756cm" svg:x="10.435cm" svg:y="3.444cm">
          <draw:text-box>
            <text:p><text:span text:style-name="T4">ψ</text:span><text:span text:style-name="T5">A </text:span><text:span text:style-name="T7">+ </text:span><text:span text:style-name="T4">ψ</text:span><text:span text:style-name="T5">B</text:span></text:p>
          </draw:text-box>
        </draw:frame>
        <draw:frame draw:style-name="gr16" draw:text-style-name="P4" draw:layer="layout" svg:width="1.624cm" svg:height="0.756cm" svg:x="10.235cm" svg:y="6.845cm">
          <draw:text-box>
            <text:p><text:span text:style-name="T4">ψ</text:span><text:span text:style-name="T5">A </text:span><text:span text:style-name="T7">− </text:span><text:span text:style-name="T4">ψ</text:span><text:span text:style-name="T5">B</text:span></text:p>
          </draw:text-box>
        </draw:frame>
        <draw:frame draw:style-name="gr17" draw:text-style-name="P4" draw:layer="layout" svg:width="0.68cm" svg:height="0.645cm" svg:x="6.358cm" svg:y="4.835cm">
          <draw:text-box>
            <text:p><text:span text:style-name="T4">x</text:span></text:p>
          </draw:text-box>
        </draw:frame>
        <draw:frame draw:style-name="gr17" draw:text-style-name="P4" draw:layer="layout" svg:width="0.68cm" svg:height="0.645cm" svg:x="6.358cm" svg:y="8.084cm">
          <draw:text-box>
            <text:p><text:span text:style-name="T4">x</text:span></text:p>
          </draw:text-box>
        </draw:frame>
        <draw:frame draw:style-name="gr17" draw:text-style-name="P4" draw:layer="layout" svg:width="0.68cm" svg:height="0.645cm" svg:x="11.358cm" svg:y="8.085cm">
          <draw:text-box>
            <text:p><text:span text:style-name="T4">x</text:span></text:p>
          </draw:text-box>
        </draw:frame>
        <draw:frame draw:style-name="gr17" draw:text-style-name="P4" draw:layer="layout" svg:width="0.68cm" svg:height="0.645cm" svg:x="11.358cm" svg:y="4.786cm">
          <draw:text-box>
            <text:p><text:span text:style-name="T4">x</text:span></text:p>
          </draw:text-box>
        </draw:frame>
        <draw:frame draw:style-name="gr18" draw:text-style-name="P4" draw:layer="layout" svg:width="0.913cm" svg:height="0.758cm" svg:x="7.103cm" svg:y="2.474cm">
          <draw:text-box>
            <text:p><text:span text:style-name="T4">Φ</text:span><text:span text:style-name="T8">+</text:span></text:p>
          </draw:text-box>
        </draw:frame>
        <draw:frame draw:style-name="gr18" draw:text-style-name="P4" draw:layer="layout" svg:width="0.913cm" svg:height="0.758cm" svg:x="7.104cm" svg:y="5.775cm">
          <draw:text-box>
            <text:p><text:span text:style-name="T4">Φ</text:span><text:span text:style-name="T8">−</text:span></text:p>
          </draw:text-box>
        </draw:frame>
        <draw:line draw:style-name="gr19" draw:text-style-name="P1" draw:layer="layout" svg:x1="6.835cm" svg:y1="3.663cm" svg:x2="7.582cm" svg:y2="3.663cm">
          <text:p/>
        </draw:line>
        <draw:line draw:style-name="gr19" draw:text-style-name="P1" draw:layer="layout" svg:x1="6.83cm" svg:y1="7.463cm" svg:x2="7.577cm" svg:y2="7.463cm">
          <text:p/>
        </draw:line>
      </draw:page>
      <draw:page draw:name="page3" draw:style-name="dp1" draw:master-page-name="Výchozí">
        <draw:path draw:style-name="gr8" draw:text-style-name="P3" draw:layer="layout" svg:width="6.415cm" svg:height="1.305cm" draw:transform="rotate (-0.821701011838931) translate (4.54102726473175cm 2.65222867194371cm)" svg:viewBox="0 0 6416 1306" svg:d="M0 0c0 0 1520 1386 3228 1302 2236-108 3188-1258 3188-1258">
          <text:p/>
        </draw:path>
        <draw:path draw:style-name="gr8" draw:text-style-name="P3" draw:layer="layout" svg:width="7.525cm" svg:height="3.903cm" draw:transform="skewX (-6.3392390879041E-017) rotate (-0.716632190868873) translate (3.21206068601583cm 2.54763852242744cm)" svg:viewBox="0 0 7526 3904" svg:d="M0 0c0 0 3817 4360 4931 3865 1174-523 1108-2729 2595-3865">
          <text:p/>
        </draw:path>
        <draw:path draw:style-name="gr8" draw:text-style-name="P3" draw:layer="layout" svg:width="2.714cm" svg:height="2.366cm" draw:transform="skewX (-0.000698131700797757) rotate (-0.716457657943673) translate (4.52374322391887cm 6.66374928905693cm)" svg:viewBox="0 0 2715 2367" svg:d="M0 1749c0 0 953 802 1596 579 776-287 291-1528 1119-2328">
          <text:p/>
        </draw:path>
        <draw:line draw:style-name="gr20" draw:text-style-name="P3" draw:layer="layout" svg:x1="4.331cm" svg:y1="7.349cm" svg:x2="4.318cm" svg:y2="7.561cm">
          <text:p/>
        </draw:line>
        <draw:line draw:style-name="gr20" draw:text-style-name="P3" draw:layer="layout" svg:x1="5.869cm" svg:y1="7.316cm" svg:x2="5.856cm" svg:y2="7.528cm">
          <text:p/>
        </draw:line>
        <draw:line draw:style-name="gr20" draw:text-style-name="P3" draw:layer="layout" svg:x1="7.392cm" svg:y1="7.323cm" svg:x2="7.379cm" svg:y2="7.535cm">
          <text:p/>
        </draw:line>
        <draw:line draw:style-name="gr20" draw:text-style-name="P3" draw:layer="layout" svg:x1="8.9cm" svg:y1="7.306cm" svg:x2="8.887cm" svg:y2="7.518cm">
          <text:p/>
        </draw:line>
        <draw:line draw:style-name="gr20" draw:text-style-name="P3" draw:layer="layout" svg:x1="10.408cm" svg:y1="7.267cm" svg:x2="10.395cm" svg:y2="7.479cm">
          <text:p/>
        </draw:line>
        <draw:line draw:style-name="gr21" draw:text-style-name="P3" draw:layer="layout" svg:x1="2.734cm" svg:y1="7.423cm" svg:x2="10.408cm" svg:y2="7.423cm">
          <text:p/>
        </draw:line>
        <draw:line draw:style-name="gr21" draw:text-style-name="P3" draw:layer="layout" svg:x1="2.734cm" svg:y1="2.041cm" svg:x2="2.734cm" svg:y2="10.702cm">
          <text:p/>
        </draw:line>
        <draw:frame draw:style-name="gr22" draw:text-style-name="P4" draw:layer="layout" svg:width="1.115cm" svg:height="1.152cm" svg:x="9.081cm" svg:y="6.814cm">
          <draw:text-box>
            <text:p><text:span text:style-name="T9">R/a</text:span><text:span text:style-name="T10">0</text:span></text:p>
          </draw:text-box>
        </draw:frame>
        <draw:frame draw:style-name="gr23" draw:text-style-name="P5" draw:layer="layout" svg:width="0.668cm" svg:height="0.64cm" svg:x="4.031cm" svg:y="7.486cm">
          <draw:text-box>
            <text:p><text:span text:style-name="T11">2</text:span></text:p>
          </draw:text-box>
        </draw:frame>
        <draw:frame draw:style-name="gr24" draw:text-style-name="P5" draw:layer="layout" svg:width="0.669cm" svg:height="0.64cm" svg:x="5.567cm" svg:y="7.487cm">
          <draw:text-box>
            <text:p><text:span text:style-name="T11">4</text:span></text:p>
          </draw:text-box>
        </draw:frame>
        <draw:frame draw:style-name="gr24" draw:text-style-name="P5" draw:layer="layout" svg:width="0.669cm" svg:height="0.64cm" svg:x="7.007cm" svg:y="7.488cm">
          <draw:text-box>
            <text:p><text:span text:style-name="T11">6</text:span></text:p>
          </draw:text-box>
        </draw:frame>
        <draw:frame draw:style-name="gr24" draw:text-style-name="P5" draw:layer="layout" svg:width="0.669cm" svg:height="0.64cm" svg:x="8.543cm" svg:y="7.489cm">
          <draw:text-box>
            <text:p><text:span text:style-name="T11">8</text:span></text:p>
          </draw:text-box>
        </draw:frame>
        <draw:frame draw:style-name="gr25" draw:text-style-name="P5" draw:layer="layout" svg:width="0.855cm" svg:height="1.029cm" svg:x="9.984cm" svg:y="7.49cm">
          <draw:text-box>
            <text:p><text:span text:style-name="T11">10</text:span></text:p>
          </draw:text-box>
        </draw:frame>
        <draw:frame draw:style-name="gr26" draw:text-style-name="P4" draw:layer="layout" svg:width="1.39cm" svg:height="1.152cm" svg:x="1.577cm" svg:y="2.155cm">
          <draw:text-box>
            <text:p><text:span text:style-name="T9">E/E</text:span><text:span text:style-name="T10">H</text:span></text:p>
          </draw:text-box>
        </draw:frame>
        <draw:frame draw:style-name="gr27" draw:text-style-name="P4" draw:layer="layout" svg:width="4.873cm" svg:height="1.152cm" svg:x="3.027cm" svg:y="10.042cm">
          <draw:text-box>
            <text:p><text:span text:style-name="T11">Rovnovážná vzdálenost,</text:span><text:span text:style-name="T9"> R</text:span><text:span text:style-name="T10">e</text:span></text:p>
          </draw:text-box>
        </draw:frame>
        <draw:line draw:style-name="gr28" draw:text-style-name="P3" draw:layer="layout" svg:x1="4.391cm" svg:y1="9.627cm" svg:x2="4.391cm" svg:y2="10.03cm">
          <text:p/>
        </draw:line>
        <draw:frame draw:style-name="gr29" draw:text-style-name="P4" draw:layer="layout" svg:width="3.463cm" svg:height="1.029cm" svg:x="5.605cm" svg:y="8.759cm">
          <draw:text-box>
            <text:p><text:span text:style-name="T12">Experimentální údaj</text:span></text:p>
          </draw:text-box>
        </draw:frame>
        <draw:frame draw:style-name="gr30" draw:text-style-name="P4" draw:layer="layout" svg:width="3.883cm" svg:height="1.147cm" svg:x="4.934cm" svg:y="3.578cm">
          <draw:text-box>
            <text:p><text:span text:style-name="T12">Antivazebný orbital, </text:span><text:span text:style-name="T4">Φ</text:span><text:span text:style-name="T8">−</text:span></text:p>
          </draw:text-box>
        </draw:frame>
        <draw:frame draw:style-name="gr31" draw:text-style-name="P4" draw:layer="layout" svg:width="2.175cm" svg:height="1.147cm" svg:x="3.456cm" svg:y="5.55cm">
          <draw:text-box>
            <text:p><text:span text:style-name="T12">Vazebný orbital, </text:span><text:span text:style-name="T4">Φ</text:span><text:span text:style-name="T8">+</text:span></text:p>
          </draw:text-box>
        </draw:frame>
      </draw:page>
      <draw:page draw:name="page4" draw:style-name="dp1" draw:master-page-name="Výchozí">
        <draw:frame draw:style-name="gr32" draw:text-style-name="P6" draw:layer="layout" svg:width="4.385cm" svg:height="1.029cm" svg:x="1.682cm" svg:y="2.064cm">
          <draw:text-box>
            <text:p><text:span text:style-name="T12">Vlnové funkce atomů vodíkového typu (AO)</text:span></text:p>
          </draw:text-box>
        </draw:frame>
        <draw:frame draw:style-name="gr32" draw:text-style-name="P6" draw:layer="layout" svg:width="4.441cm" svg:height="1.029cm" svg:x="9.848cm" svg:y="2.064cm">
          <draw:text-box>
            <text:p><text:span text:style-name="T12">Jednoelektronové vlnové funkce molekuly (MO)</text:span></text:p>
          </draw:text-box>
        </draw:frame>
        <draw:frame draw:style-name="gr32" draw:text-style-name="P6" draw:layer="layout" svg:width="5.404cm" svg:height="1.029cm" svg:x="1.682cm" svg:y="5.745cm">
          <draw:text-box>
            <text:p><text:span text:style-name="T12">Vlnová funkce mnohaelektronového atomu</text:span></text:p>
          </draw:text-box>
        </draw:frame>
        <draw:frame draw:style-name="gr32" draw:text-style-name="P6" draw:layer="layout" svg:width="5.159cm" svg:height="1.029cm" svg:x="9.848cm" svg:y="5.745cm">
          <draw:text-box>
            <text:p><text:span text:style-name="T12">Vlnová funkce mnohaelektronové molekuly</text:span></text:p>
          </draw:text-box>
        </draw:frame>
        <draw:frame draw:style-name="gr33" draw:text-style-name="P6" draw:layer="layout" svg:width="2.145cm" svg:height="0.64cm" svg:x="6.351cm" svg:y="1.958cm">
          <draw:text-box>
            <text:p><text:span text:style-name="T12">MO-LCAO</text:span></text:p>
          </draw:text-box>
        </draw:frame>
        <draw:line draw:style-name="gr34" draw:text-style-name="P1" draw:layer="layout" svg:x1="5.859cm" svg:y1="2.578cm" svg:x2="9.317cm" svg:y2="2.578cm">
          <text:p/>
        </draw:line>
        <draw:line draw:style-name="gr34" draw:text-style-name="P1" draw:layer="layout" svg:x1="3.364cm" svg:y1="3.345cm" svg:x2="3.364cm" svg:y2="5.651cm">
          <text:p/>
        </draw:line>
        <draw:line draw:style-name="gr34" draw:text-style-name="P1" draw:layer="layout" svg:x1="11.664cm" svg:y1="3.345cm" svg:x2="11.664cm" svg:y2="5.651cm">
          <text:p/>
        </draw:line>
        <draw:frame draw:style-name="gr35" draw:text-style-name="P6" draw:layer="layout" svg:width="0.972cm" svg:height="0.64cm" svg:x="3.518cm" svg:y="3.938cm">
          <draw:text-box>
            <text:p><text:span text:style-name="T12">HF</text:span></text:p>
          </draw:text-box>
        </draw:frame>
        <draw:frame draw:style-name="gr35" draw:text-style-name="P6" draw:layer="layout" svg:width="0.972cm" svg:height="0.64cm" svg:x="11.818cm" svg:y="3.938cm">
          <draw:text-box>
            <text:p><text:span text:style-name="T12">HF</text:span></text:p>
          </draw:text-box>
        </draw:frame>
      </draw:page>
      <draw:page draw:name="page5" draw:style-name="dp1" draw:master-page-name="Výchozí">
        <draw:custom-shape draw:style-name="gr36" draw:text-style-name="P1" draw:layer="layout" svg:width="5.254cm" svg:height="4.082cm" svg:x="2.223cm" svg:y="2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4.403cm" svg:height="3.231cm" svg:x="2.649cm" svg:y="3.0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3.723cm" svg:height="2.703cm" svg:x="2.989cm" svg:y="3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3.061cm" svg:height="2.079cm" svg:x="3.32cm" svg:y="3.6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306cm" svg:height="1.418cm" svg:x="3.697cm" svg:y="3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1" draw:layer="layout" svg:x1="2.948cm" svg:y1="6.151cm" svg:x2="6.669cm" svg:y2="3.241cm">
          <text:p/>
        </draw:line>
        <draw:path draw:style-name="gr42" draw:text-style-name="P1" draw:layer="layout" svg:width="5.254cm" svg:height="4.082cm" svg:x="9.21cm" svg:y="2.641cm" svg:viewBox="0 0 5255 4083" svg:d="M1965 148c694 66 1141 1208 1141 1935s-313 1503-778 1720c-1025 479-2252-603-2282-1737 63-1148 927-2017 1919-1918zM0 0zM5255 4083z">
          <text:p/>
        </draw:path>
        <draw:path draw:style-name="gr42" draw:text-style-name="P1" draw:layer="layout" svg:width="5.254cm" svg:height="4.082cm" svg:x="10.611cm" svg:y="2.608cm" svg:viewBox="0 0 5255 4083" svg:d="M3290 148c-694 66-1141 1208-1141 1935s313 1503 778 1720c1025 479 2252-603 2282-1737-63-1148-927-2017-1919-1918zM5255 0zM0 4083z">
          <text:p/>
        </draw:path>
        <draw:path draw:style-name="gr43" draw:text-style-name="P1" draw:layer="layout" svg:width="4.255cm" svg:height="3.306cm" svg:x="9.709cm" svg:y="3.029cm" svg:viewBox="0 0 4256 3307" svg:d="M1591 120c563 53 925 978 925 1567s-254 1217-631 1393c-830 388-1823-488-1848-1407 51-929 751-1633 1554-1553zM0 0zM4256 3307z">
          <text:p/>
        </draw:path>
        <draw:path draw:style-name="gr44" draw:text-style-name="P1" draw:layer="layout" svg:width="3.597cm" svg:height="2.795cm" svg:x="10.038cm" svg:y="3.284cm" svg:viewBox="0 0 3598 2796" svg:d="M1346 101c475 46 781 828 781 1325 0 498-215 1029-533 1178-702 328-1542-413-1563-1189 44-786 635-1381 1315-1314zM0 0zM3598 2796z">
          <text:p/>
        </draw:path>
        <draw:path draw:style-name="gr45" draw:text-style-name="P1" draw:layer="layout" svg:width="2.981cm" svg:height="2.316cm" svg:x="10.346cm" svg:y="3.524cm" svg:viewBox="0 0 2982 2317" svg:d="M1115 84c394 37 648 685 648 1098s-178 853-442 976c-582 272-1278-342-1295-986 36-651 526-1144 1089-1088zM0 0zM2982 2317z">
          <text:p/>
        </draw:path>
        <draw:path draw:style-name="gr46" draw:text-style-name="P1" draw:layer="layout" svg:width="2.541cm" svg:height="1.974cm" svg:x="10.566cm" svg:y="3.695cm" svg:viewBox="0 0 2542 1975" svg:d="M951 72c335 32 551 584 551 936 0 351-151 727-376 832-496 231-1089-292-1104-841 31-555 449-975 929-927zM0 0zM2542 1975z">
          <text:p/>
        </draw:path>
        <draw:line draw:style-name="gr47" draw:text-style-name="P1" draw:layer="layout" svg:x1="12.499cm" svg:y1="2.174cm" svg:x2="12.531cm" svg:y2="7.26cm">
          <text:p/>
        </draw:line>
        <draw:line draw:style-name="gr41" draw:text-style-name="P1" draw:layer="layout" svg:x1="9.906cm" svg:y1="6.055cm" svg:x2="14.904cm" svg:y2="3.086cm">
          <text:p/>
        </draw:line>
        <draw:g>
          <draw:line draw:style-name="gr1" draw:text-style-name="P3" draw:layer="layout" svg:x1="1.778cm" svg:y1="1.939cm" svg:x2="1.778cm" svg:y2="7.348cm">
            <text:p/>
          </draw:line>
          <draw:line draw:style-name="gr1" draw:text-style-name="P3" draw:layer="layout" svg:x1="1.778cm" svg:y1="7.348cm" svg:x2="8.114cm" svg:y2="7.348cm">
            <text:p/>
          </draw:line>
        </draw:g>
        <draw:g>
          <draw:line draw:style-name="gr1" draw:text-style-name="P3" draw:layer="layout" svg:x1="8.878cm" svg:y1="1.94cm" svg:x2="8.878cm" svg:y2="7.349cm">
            <text:p/>
          </draw:line>
          <draw:line draw:style-name="gr1" draw:text-style-name="P3" draw:layer="layout" svg:x1="8.878cm" svg:y1="7.349cm" svg:x2="16.168cm" svg:y2="7.349cm">
            <text:p/>
          </draw:line>
        </draw:g>
        <draw:frame draw:style-name="gr48" draw:text-style-name="P6" draw:layer="layout" svg:width="1.023cm" svg:height="0.758cm" svg:x="6.587cm" svg:y="6.337cm">
          <draw:text-box>
            <text:p><text:span text:style-name="T12">1</text:span><text:span text:style-name="T13">σ</text:span><text:span text:style-name="T14">g</text:span></text:p>
          </draw:text-box>
        </draw:frame>
        <draw:frame draw:style-name="gr49" draw:text-style-name="P6" draw:layer="layout" svg:width="1.158cm" svg:height="0.758cm" svg:x="15.388cm" svg:y="6.337cm">
          <draw:text-box>
            <text:p><text:span text:style-name="T12">1</text:span><text:span text:style-name="T13">σ*</text:span><text:span text:style-name="T14">u</text:span></text:p>
          </draw:text-box>
        </draw:frame>
      </draw:page>
      <draw:page draw:name="page6" draw:style-name="dp1" draw:master-page-name="Výchozí">
        <draw:custom-shape draw:style-name="gr50" draw:text-style-name="P1" draw:layer="layout" svg:width="1.802cm" svg:height="1.802cm" svg:x="5.87cm" svg:y="18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059cm" svg:height="1.059cm" svg:x="7.226cm" svg:y="17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059cm" svg:height="1.059cm" svg:x="6.929cm" svg:y="16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1.059cm" svg:height="1.059cm" svg:x="5.77cm" svg:y="16.4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059cm" svg:height="1.059cm" svg:x="7.126cm" svg:y="1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059cm" svg:height="1.059cm" svg:x="5.621cm" svg:y="14.5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1.059cm" svg:height="1.059cm" svg:x="6.382cm" svg:y="13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1.324cm" svg:height="1.324cm" svg:x="6.334cm" svg:y="10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059cm" svg:height="1.059cm" svg:x="7.242cm" svg:y="5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059cm" svg:height="1.059cm" svg:x="5.688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.802cm" svg:height="1.802cm" svg:x="6.136cm" svg:y="7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995cm" svg:y1="2.696cm" svg:x2="6.549cm" svg:y2="3.076cm">
          <text:p/>
        </draw:line>
        <draw:custom-shape draw:style-name="gr52" draw:text-style-name="P1" draw:layer="layout" svg:width="1.059cm" svg:height="1.059cm" svg:x="7.4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1.059cm" svg:height="1.059cm" svg:x="6.118cm" svg:y="5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1.059cm" svg:height="1.059cm" svg:x="7.39cm" svg:y="8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1.059cm" svg:height="1.059cm" svg:x="5.571cm" svg:y="8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1.324cm" svg:height="1.324cm" svg:x="6.333cm" svg:y="10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059cm" svg:height="1.059cm" svg:x="6.365cm" svg:y="14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1.059cm" svg:height="1.059cm" svg:x="5.373cm" svg:y="17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059cm" svg:height="1.059cm" svg:x="5.291cm" svg:y="19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059cm" svg:height="1.059cm" svg:x="7.143cm" svg:y="19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" draw:layer="layout" svg:x1="4.586cm" svg:y1="21.432cm" svg:x2="4.586cm" svg:y2="1.705cm">
          <text:p/>
        </draw:line>
        <draw:frame draw:style-name="gr56" draw:text-style-name="P7" draw:layer="layout" svg:width="0.832cm" svg:height="0.725cm" svg:x="6.779cm" svg:y="2.176cm">
          <draw:text-box>
            <text:p><text:span text:style-name="T15">O</text:span></text:p>
          </draw:text-box>
        </draw:frame>
        <draw:frame draw:style-name="gr57" draw:text-style-name="P7" draw:layer="layout" svg:width="0.972cm" svg:height="0.862cm" svg:x="5.853cm" svg:y="2.872cm">
          <draw:text-box>
            <text:p><text:span text:style-name="T15">H</text:span><text:span text:style-name="T16">A</text:span></text:p>
          </draw:text-box>
        </draw:frame>
        <draw:frame draw:style-name="gr57" draw:text-style-name="P7" draw:layer="layout" svg:width="0.972cm" svg:height="0.862cm" svg:x="7.753cm" svg:y="2.872cm">
          <draw:text-box>
            <text:p><text:span text:style-name="T15">H</text:span><text:span text:style-name="T16">B</text:span></text:p>
          </draw:text-box>
        </draw:frame>
        <draw:line draw:style-name="gr8" draw:text-style-name="P1" draw:layer="layout" svg:x1="7.377cm" svg:y1="2.696cm" svg:x2="7.823cm" svg:y2="3.076cm">
          <text:p/>
        </draw:line>
        <draw:line draw:style-name="gr58" draw:text-style-name="P1" draw:layer="layout" svg:x1="7.177cm" svg:y1="2.844cm" svg:x2="7.177cm" svg:y2="4.068cm">
          <text:p/>
        </draw:line>
        <draw:line draw:style-name="gr59" draw:text-style-name="P1" draw:layer="layout" svg:x1="7.475cm" svg:y1="2.48cm" svg:x2="8.963cm" svg:y2="2.48cm">
          <text:p/>
        </draw:line>
        <draw:frame draw:style-name="gr60" draw:text-style-name="P4" draw:layer="layout" svg:width="0.671cm" svg:height="0.645cm" svg:x="6.863cm" svg:y="3.979cm">
          <draw:text-box>
            <text:p><text:span text:style-name="T9">z</text:span></text:p>
          </draw:text-box>
        </draw:frame>
        <draw:frame draw:style-name="gr61" draw:text-style-name="P4" draw:layer="layout" svg:width="0.68cm" svg:height="0.645cm" svg:x="8.898cm" svg:y="2.161cm">
          <draw:text-box>
            <text:p><text:span text:style-name="T9">y</text:span></text:p>
          </draw:text-box>
        </draw:frame>
        <draw:frame draw:style-name="gr62" draw:text-style-name="P8" draw:layer="layout" svg:width="6.299cm" svg:height="0.862cm" svg:x="9.748cm" svg:y="5.646cm">
          <draw:text-box>
            <text:p><text:span text:style-name="T17">2b</text:span><text:span text:style-name="T18">2</text:span><text:span text:style-name="T19"><text:tab/></text:span><text:span text:style-name="T17">O(2p</text:span><text:span text:style-name="T18">y</text:span><text:span text:style-name="T17">) + H</text:span><text:span text:style-name="T18">A</text:span><text:span text:style-name="T17">(1s) - H</text:span><text:span text:style-name="T18">B</text:span><text:span text:style-name="T17">(1s)</text:span></text:p>
          </draw:text-box>
        </draw:frame>
        <draw:frame draw:style-name="gr63" draw:text-style-name="P8" draw:layer="layout" svg:width="1.963cm" svg:height="0.725cm" draw:transform="rotate (1.5707963267949) translate (3.723cm 4.461cm)">
          <draw:text-box>
            <text:p><text:span text:style-name="T17">Energie</text:span></text:p>
          </draw:text-box>
        </draw:frame>
        <draw:frame draw:style-name="gr64" draw:text-style-name="P8" draw:layer="layout" svg:width="6.414cm" svg:height="0.862cm" svg:x="9.749cm" svg:y="8.146cm">
          <draw:text-box>
            <text:p><text:span text:style-name="T17">4a</text:span><text:span text:style-name="T18">1</text:span><text:span text:style-name="T19"><text:tab/></text:span><text:span text:style-name="T17">O(2s) - (H</text:span><text:span text:style-name="T18">A</text:span><text:span text:style-name="T17">(1s) + H</text:span><text:span text:style-name="T18">B</text:span><text:span text:style-name="T17">(1s))</text:span></text:p>
          </draw:text-box>
        </draw:frame>
        <draw:frame draw:style-name="gr65" draw:text-style-name="P8" draw:layer="layout" svg:width="3.098cm" svg:height="0.862cm" svg:x="9.749cm" svg:y="10.946cm">
          <draw:text-box>
            <text:p><text:span text:style-name="T17">1b</text:span><text:span text:style-name="T18">1</text:span><text:span text:style-name="T19"><text:tab/></text:span><text:span text:style-name="T17">O(2p</text:span><text:span text:style-name="T18">x</text:span><text:span text:style-name="T17">) </text:span></text:p>
          </draw:text-box>
        </draw:frame>
        <draw:frame draw:style-name="gr66" draw:text-style-name="P8" draw:layer="layout" svg:width="6.413cm" svg:height="0.862cm" svg:x="9.749cm" svg:y="13.646cm">
          <draw:text-box>
            <text:p><text:span text:style-name="T17">3a</text:span><text:span text:style-name="T18">1</text:span><text:span text:style-name="T19"><text:tab/></text:span><text:span text:style-name="T17">O(2p</text:span><text:span text:style-name="T18">z</text:span><text:span text:style-name="T17">) + H</text:span><text:span text:style-name="T18">A</text:span><text:span text:style-name="T17">(1s) + H</text:span><text:span text:style-name="T18">B</text:span><text:span text:style-name="T17">(1s)</text:span></text:p>
          </draw:text-box>
        </draw:frame>
        <draw:frame draw:style-name="gr67" draw:text-style-name="P8" draw:layer="layout" svg:width="6.299cm" svg:height="0.862cm" svg:x="9.75cm" svg:y="16.846cm">
          <draw:text-box>
            <text:p><text:span text:style-name="T17">1b</text:span><text:span text:style-name="T18">2</text:span><text:span text:style-name="T19"><text:tab/></text:span><text:span text:style-name="T17">O(2p</text:span><text:span text:style-name="T18">y</text:span><text:span text:style-name="T17">) - H</text:span><text:span text:style-name="T18">A</text:span><text:span text:style-name="T17">(1s) + H</text:span><text:span text:style-name="T18">B</text:span><text:span text:style-name="T17">(1s)</text:span></text:p>
          </draw:text-box>
        </draw:frame>
        <draw:frame draw:style-name="gr68" draw:text-style-name="P8" draw:layer="layout" svg:width="6.24cm" svg:height="0.862cm" svg:x="9.751cm" svg:y="19.346cm">
          <draw:text-box>
            <text:p><text:span text:style-name="T17">2a</text:span><text:span text:style-name="T18">1</text:span><text:span text:style-name="T19"><text:tab/></text:span><text:span text:style-name="T17">O(2s) + H</text:span><text:span text:style-name="T18">A</text:span><text:span text:style-name="T17">(1s) + H</text:span><text:span text:style-name="T18">B</text:span><text:span text:style-name="T17">(1s)</text:span></text:p>
          </draw:text-box>
        </draw:frame>
      </draw:page>
      <draw:page draw:name="page7" draw:style-name="dp1" draw:master-page-name="Výchozí">
        <draw:line draw:style-name="gr1" draw:text-style-name="P1" draw:layer="layout" svg:x1="7.662cm" svg:y1="4.635cm" svg:x2="8.064cm" svg:y2="4.635cm">
          <text:p/>
        </draw:line>
        <draw:line draw:style-name="gr1" draw:text-style-name="P1" draw:layer="layout" svg:x1="8.772cm" svg:y1="4.719cm" svg:x2="9.174cm" svg:y2="4.719cm">
          <text:p/>
        </draw:line>
        <draw:line draw:style-name="gr1" draw:text-style-name="P1" draw:layer="layout" svg:x1="9.92cm" svg:y1="4.793cm" svg:x2="10.322cm" svg:y2="4.793cm">
          <text:p/>
        </draw:line>
        <draw:line draw:style-name="gr1" draw:text-style-name="P1" draw:layer="layout" svg:x1="11.043cm" svg:y1="4.867cm" svg:x2="11.445cm" svg:y2="4.867cm">
          <text:p/>
        </draw:line>
        <draw:line draw:style-name="gr1" draw:text-style-name="P1" draw:layer="layout" svg:x1="12.18cm" svg:y1="4.931cm" svg:x2="12.582cm" svg:y2="4.931cm">
          <text:p/>
        </draw:line>
        <draw:line draw:style-name="gr1" draw:text-style-name="P1" draw:layer="layout" svg:x1="13.343cm" svg:y1="5.005cm" svg:x2="13.745cm" svg:y2="5.005cm">
          <text:p/>
        </draw:line>
        <draw:line draw:style-name="gr1" draw:text-style-name="P1" draw:layer="layout" svg:x1="14.604cm" svg:y1="5.058cm" svg:x2="15.006cm" svg:y2="5.058cm">
          <text:p/>
        </draw:line>
        <draw:line draw:style-name="gr1" draw:text-style-name="P1" draw:layer="layout" svg:x1="7.387cm" svg:y1="5.439cm" svg:x2="7.789cm" svg:y2="5.439cm">
          <text:p/>
        </draw:line>
        <draw:line draw:style-name="gr1" draw:text-style-name="P1" draw:layer="layout" svg:x1="7.864cm" svg:y1="5.439cm" svg:x2="8.266cm" svg:y2="5.439cm">
          <text:p/>
        </draw:line>
        <draw:line draw:style-name="gr1" draw:text-style-name="P1" draw:layer="layout" svg:x1="7.662cm" svg:y1="6.074cm" svg:x2="8.064cm" svg:y2="6.074cm">
          <text:p/>
        </draw:line>
        <draw:line draw:style-name="gr1" draw:text-style-name="P1" draw:layer="layout" svg:x1="7.398cm" svg:y1="6.756cm" svg:x2="7.8cm" svg:y2="6.756cm">
          <text:p/>
        </draw:line>
        <draw:line draw:style-name="gr1" draw:text-style-name="P1" draw:layer="layout" svg:x1="7.916cm" svg:y1="6.756cm" svg:x2="8.318cm" svg:y2="6.756cm">
          <text:p/>
        </draw:line>
        <draw:line draw:style-name="gr1" draw:text-style-name="P1" draw:layer="layout" svg:x1="7.916cm" svg:y1="6.756cm" svg:x2="8.318cm" svg:y2="6.756cm">
          <text:p/>
        </draw:line>
        <draw:line draw:style-name="gr1" draw:text-style-name="P1" draw:layer="layout" svg:x1="7.662cm" svg:y1="7.513cm" svg:x2="8.064cm" svg:y2="7.513cm">
          <text:p/>
        </draw:line>
        <draw:line draw:style-name="gr1" draw:text-style-name="P1" draw:layer="layout" svg:x1="7.662cm" svg:y1="8.211cm" svg:x2="8.064cm" svg:y2="8.211cm">
          <text:p/>
        </draw:line>
        <draw:line draw:style-name="gr1" draw:text-style-name="P1" draw:layer="layout" svg:x1="8.54cm" svg:y1="5.507cm" svg:x2="8.942cm" svg:y2="5.507cm">
          <text:p/>
        </draw:line>
        <draw:line draw:style-name="gr1" draw:text-style-name="P1" draw:layer="layout" svg:x1="9.037cm" svg:y1="5.507cm" svg:x2="9.439cm" svg:y2="5.507cm">
          <text:p/>
        </draw:line>
        <draw:line draw:style-name="gr1" draw:text-style-name="P1" draw:layer="layout" svg:x1="8.772cm" svg:y1="6.179cm" svg:x2="9.174cm" svg:y2="6.179cm">
          <text:p/>
        </draw:line>
        <draw:line draw:style-name="gr1" draw:text-style-name="P1" draw:layer="layout" svg:x1="8.487cm" svg:y1="6.793cm" svg:x2="8.889cm" svg:y2="6.793cm">
          <text:p/>
        </draw:line>
        <draw:line draw:style-name="gr1" draw:text-style-name="P1" draw:layer="layout" svg:x1="9.027cm" svg:y1="6.793cm" svg:x2="9.429cm" svg:y2="6.793cm">
          <text:p/>
        </draw:line>
        <draw:line draw:style-name="gr1" draw:text-style-name="P1" draw:layer="layout" svg:x1="8.772cm" svg:y1="7.586cm" svg:x2="9.174cm" svg:y2="7.586cm">
          <text:p/>
        </draw:line>
        <draw:line draw:style-name="gr1" draw:text-style-name="P1" draw:layer="layout" svg:x1="8.772cm" svg:y1="8.379cm" svg:x2="9.174cm" svg:y2="8.379cm">
          <text:p/>
        </draw:line>
        <draw:line draw:style-name="gr1" draw:text-style-name="P1" draw:layer="layout" svg:x1="9.92cm" svg:y1="8.443cm" svg:x2="10.322cm" svg:y2="8.443cm">
          <text:p/>
        </draw:line>
        <draw:line draw:style-name="gr1" draw:text-style-name="P1" draw:layer="layout" svg:x1="9.92cm" svg:y1="7.618cm" svg:x2="10.322cm" svg:y2="7.618cm">
          <text:p/>
        </draw:line>
        <draw:line draw:style-name="gr1" draw:text-style-name="P1" draw:layer="layout" svg:x1="9.629cm" svg:y1="6.84cm" svg:x2="10.031cm" svg:y2="6.84cm">
          <text:p/>
        </draw:line>
        <draw:line draw:style-name="gr1" draw:text-style-name="P1" draw:layer="layout" svg:x1="10.179cm" svg:y1="6.84cm" svg:x2="10.581cm" svg:y2="6.84cm">
          <text:p/>
        </draw:line>
        <draw:line draw:style-name="gr1" draw:text-style-name="P1" draw:layer="layout" svg:x1="9.92cm" svg:y1="6.295cm" svg:x2="10.322cm" svg:y2="6.295cm">
          <text:p/>
        </draw:line>
        <draw:line draw:style-name="gr1" draw:text-style-name="P1" draw:layer="layout" svg:x1="9.682cm" svg:y1="5.596cm" svg:x2="10.084cm" svg:y2="5.596cm">
          <text:p/>
        </draw:line>
        <draw:line draw:style-name="gr1" draw:text-style-name="P1" draw:layer="layout" svg:x1="10.169cm" svg:y1="5.596cm" svg:x2="10.571cm" svg:y2="5.596cm">
          <text:p/>
        </draw:line>
        <draw:line draw:style-name="gr1" draw:text-style-name="P1" draw:layer="layout" svg:x1="10.762cm" svg:y1="5.659cm" svg:x2="11.164cm" svg:y2="5.659cm">
          <text:p/>
        </draw:line>
        <draw:line draw:style-name="gr1" draw:text-style-name="P1" draw:layer="layout" svg:x1="11.302cm" svg:y1="5.659cm" svg:x2="11.704cm" svg:y2="5.659cm">
          <text:p/>
        </draw:line>
        <draw:line draw:style-name="gr1" draw:text-style-name="P1" draw:layer="layout" svg:x1="11.043cm" svg:y1="6.422cm" svg:x2="11.445cm" svg:y2="6.422cm">
          <text:p/>
        </draw:line>
        <draw:line draw:style-name="gr1" draw:text-style-name="P1" draw:layer="layout" svg:x1="10.783cm" svg:y1="6.866cm" svg:x2="11.185cm" svg:y2="6.866cm">
          <text:p/>
        </draw:line>
        <draw:line draw:style-name="gr1" draw:text-style-name="P1" draw:layer="layout" svg:x1="11.312cm" svg:y1="6.866cm" svg:x2="11.714cm" svg:y2="6.866cm">
          <text:p/>
        </draw:line>
        <draw:line draw:style-name="gr1" draw:text-style-name="P1" draw:layer="layout" svg:x1="11.043cm" svg:y1="7.723cm" svg:x2="11.445cm" svg:y2="7.723cm">
          <text:p/>
        </draw:line>
        <draw:line draw:style-name="gr1" draw:text-style-name="P1" draw:layer="layout" svg:x1="11.043cm" svg:y1="8.528cm" svg:x2="11.445cm" svg:y2="8.528cm">
          <text:p/>
        </draw:line>
        <draw:line draw:style-name="gr1" draw:text-style-name="P1" draw:layer="layout" svg:x1="12.18cm" svg:y1="8.655cm" svg:x2="12.582cm" svg:y2="8.655cm">
          <text:p/>
        </draw:line>
        <draw:line draw:style-name="gr1" draw:text-style-name="P1" draw:layer="layout" svg:x1="12.18cm" svg:y1="7.85cm" svg:x2="12.582cm" svg:y2="7.85cm">
          <text:p/>
        </draw:line>
        <draw:line draw:style-name="gr1" draw:text-style-name="P1" draw:layer="layout" svg:x1="11.862cm" svg:y1="6.918cm" svg:x2="12.264cm" svg:y2="6.918cm">
          <text:p/>
        </draw:line>
        <draw:line draw:style-name="gr1" draw:text-style-name="P1" draw:layer="layout" svg:x1="12.37cm" svg:y1="6.918cm" svg:x2="12.772cm" svg:y2="6.918cm">
          <text:p/>
        </draw:line>
        <draw:line draw:style-name="gr1" draw:text-style-name="P1" draw:layer="layout" svg:x1="12.18cm" svg:y1="6.653cm" svg:x2="12.582cm" svg:y2="6.653cm">
          <text:p/>
        </draw:line>
        <draw:line draw:style-name="gr1" draw:text-style-name="P1" draw:layer="layout" svg:x1="11.903cm" svg:y1="5.733cm" svg:x2="12.305cm" svg:y2="5.733cm">
          <text:p/>
        </draw:line>
        <draw:line draw:style-name="gr1" draw:text-style-name="P1" draw:layer="layout" svg:x1="12.391cm" svg:y1="5.733cm" svg:x2="12.793cm" svg:y2="5.733cm">
          <text:p/>
        </draw:line>
        <draw:line draw:style-name="gr1" draw:text-style-name="P1" draw:layer="layout" svg:x1="13.068cm" svg:y1="5.881cm" svg:x2="13.47cm" svg:y2="5.881cm">
          <text:p/>
        </draw:line>
        <draw:line draw:style-name="gr1" draw:text-style-name="P1" draw:layer="layout" svg:x1="13.596cm" svg:y1="5.881cm" svg:x2="13.998cm" svg:y2="5.881cm">
          <text:p/>
        </draw:line>
        <draw:line draw:style-name="gr1" draw:text-style-name="P1" draw:layer="layout" svg:x1="14.303cm" svg:y1="6.04cm" svg:x2="14.705cm" svg:y2="6.04cm">
          <text:p/>
        </draw:line>
        <draw:line draw:style-name="gr1" draw:text-style-name="P1" draw:layer="layout" svg:x1="14.807cm" svg:y1="6.047cm" svg:x2="15.209cm" svg:y2="6.047cm">
          <text:p/>
        </draw:line>
        <draw:line draw:style-name="gr1" draw:text-style-name="P1" draw:layer="layout" svg:x1="14.804cm" svg:y1="6.981cm" svg:x2="15.206cm" svg:y2="6.981cm">
          <text:p/>
        </draw:line>
        <draw:line draw:style-name="gr1" draw:text-style-name="P1" draw:layer="layout" svg:x1="14.311cm" svg:y1="6.981cm" svg:x2="14.713cm" svg:y2="6.981cm">
          <text:p/>
        </draw:line>
        <draw:line draw:style-name="gr1" draw:text-style-name="P1" draw:layer="layout" svg:x1="13.629cm" svg:y1="6.907cm" svg:x2="14.031cm" svg:y2="6.907cm">
          <text:p/>
        </draw:line>
        <draw:line draw:style-name="gr1" draw:text-style-name="P1" draw:layer="layout" svg:x1="13.09cm" svg:y1="6.907cm" svg:x2="13.492cm" svg:y2="6.907cm">
          <text:p/>
        </draw:line>
        <draw:line draw:style-name="gr1" draw:text-style-name="P1" draw:layer="layout" svg:x1="13.343cm" svg:y1="7.098cm" svg:x2="13.745cm" svg:y2="7.098cm">
          <text:p/>
        </draw:line>
        <draw:line draw:style-name="gr1" draw:text-style-name="P1" draw:layer="layout" svg:x1="14.604cm" svg:y1="7.214cm" svg:x2="15.006cm" svg:y2="7.214cm">
          <text:p/>
        </draw:line>
        <draw:line draw:style-name="gr1" draw:text-style-name="P1" draw:layer="layout" svg:x1="13.343cm" svg:y1="8.103cm" svg:x2="13.745cm" svg:y2="8.103cm">
          <text:p/>
        </draw:line>
        <draw:line draw:style-name="gr1" draw:text-style-name="P1" draw:layer="layout" svg:x1="13.343cm" svg:y1="8.886cm" svg:x2="13.745cm" svg:y2="8.886cm">
          <text:p/>
        </draw:line>
        <draw:line draw:style-name="gr1" draw:text-style-name="P1" draw:layer="layout" svg:x1="14.604cm" svg:y1="8.453cm" svg:x2="15.006cm" svg:y2="8.453cm">
          <text:p/>
        </draw:line>
        <draw:line draw:style-name="gr1" draw:text-style-name="P1" draw:layer="layout" svg:x1="14.604cm" svg:y1="9.204cm" svg:x2="15.006cm" svg:y2="9.204cm">
          <text:p/>
        </draw:line>
        <draw:line draw:style-name="gr69" draw:text-style-name="P1" draw:layer="layout" svg:x1="7.185cm" svg:y1="8.996cm" svg:x2="7.185cm" svg:y2="3.851cm">
          <text:p/>
        </draw:line>
        <draw:g>
          <draw:line draw:style-name="gr70" draw:text-style-name="P1" draw:layer="layout" svg:x1="7.784cm" svg:y1="7.987cm" svg:x2="7.784cm" svg:y2="8.439cm">
            <text:p/>
          </draw:line>
          <draw:line draw:style-name="gr70" draw:text-style-name="P1" draw:layer="layout" svg:x1="7.884cm" svg:y1="8.439cm" svg:x2="7.884cm" svg:y2="7.987cm">
            <text:p/>
          </draw:line>
        </draw:g>
        <draw:g>
          <draw:line draw:style-name="gr70" draw:text-style-name="P1" draw:layer="layout" svg:x1="8.935cm" svg:y1="8.152cm" svg:x2="8.935cm" svg:y2="8.604cm">
            <text:p/>
          </draw:line>
          <draw:line draw:style-name="gr70" draw:text-style-name="P1" draw:layer="layout" svg:x1="9.035cm" svg:y1="8.604cm" svg:x2="9.035cm" svg:y2="8.152cm">
            <text:p/>
          </draw:line>
        </draw:g>
        <draw:g>
          <draw:line draw:style-name="gr70" draw:text-style-name="P1" draw:layer="layout" svg:x1="10.062cm" svg:y1="8.209cm" svg:x2="10.062cm" svg:y2="8.661cm">
            <text:p/>
          </draw:line>
          <draw:line draw:style-name="gr70" draw:text-style-name="P1" draw:layer="layout" svg:x1="10.162cm" svg:y1="8.661cm" svg:x2="10.162cm" svg:y2="8.209cm">
            <text:p/>
          </draw:line>
        </draw:g>
        <draw:g>
          <draw:line draw:style-name="gr70" draw:text-style-name="P1" draw:layer="layout" svg:x1="11.198cm" svg:y1="8.295cm" svg:x2="11.198cm" svg:y2="8.747cm">
            <text:p/>
          </draw:line>
          <draw:line draw:style-name="gr70" draw:text-style-name="P1" draw:layer="layout" svg:x1="11.298cm" svg:y1="8.747cm" svg:x2="11.298cm" svg:y2="8.295cm">
            <text:p/>
          </draw:line>
        </draw:g>
        <draw:g>
          <draw:line draw:style-name="gr70" draw:text-style-name="P1" draw:layer="layout" svg:x1="12.358cm" svg:y1="8.423cm" svg:x2="12.358cm" svg:y2="8.875cm">
            <text:p/>
          </draw:line>
          <draw:line draw:style-name="gr70" draw:text-style-name="P1" draw:layer="layout" svg:x1="12.458cm" svg:y1="8.875cm" svg:x2="12.458cm" svg:y2="8.423cm">
            <text:p/>
          </draw:line>
        </draw:g>
        <draw:g>
          <draw:line draw:style-name="gr70" draw:text-style-name="P1" draw:layer="layout" svg:x1="13.502cm" svg:y1="8.644cm" svg:x2="13.502cm" svg:y2="9.096cm">
            <text:p/>
          </draw:line>
          <draw:line draw:style-name="gr70" draw:text-style-name="P1" draw:layer="layout" svg:x1="13.602cm" svg:y1="9.096cm" svg:x2="13.602cm" svg:y2="8.644cm">
            <text:p/>
          </draw:line>
        </draw:g>
        <draw:g>
          <draw:line draw:style-name="gr70" draw:text-style-name="P1" draw:layer="layout" svg:x1="14.765cm" svg:y1="8.969cm" svg:x2="14.765cm" svg:y2="9.421cm">
            <text:p/>
          </draw:line>
          <draw:line draw:style-name="gr70" draw:text-style-name="P1" draw:layer="layout" svg:x1="14.865cm" svg:y1="9.421cm" svg:x2="14.865cm" svg:y2="8.969cm">
            <text:p/>
          </draw:line>
        </draw:g>
        <draw:g>
          <draw:line draw:style-name="gr70" draw:text-style-name="P1" draw:layer="layout" svg:x1="8.935cm" svg:y1="7.352cm" svg:x2="8.935cm" svg:y2="7.804cm">
            <text:p/>
          </draw:line>
          <draw:line draw:style-name="gr70" draw:text-style-name="P1" draw:layer="layout" svg:x1="9.035cm" svg:y1="7.804cm" svg:x2="9.035cm" svg:y2="7.352cm">
            <text:p/>
          </draw:line>
        </draw:g>
        <draw:g>
          <draw:line draw:style-name="gr70" draw:text-style-name="P1" draw:layer="layout" svg:x1="10.062cm" svg:y1="7.409cm" svg:x2="10.062cm" svg:y2="7.861cm">
            <text:p/>
          </draw:line>
          <draw:line draw:style-name="gr70" draw:text-style-name="P1" draw:layer="layout" svg:x1="10.162cm" svg:y1="7.861cm" svg:x2="10.162cm" svg:y2="7.409cm">
            <text:p/>
          </draw:line>
        </draw:g>
        <draw:g>
          <draw:line draw:style-name="gr70" draw:text-style-name="P1" draw:layer="layout" svg:x1="11.198cm" svg:y1="7.495cm" svg:x2="11.198cm" svg:y2="7.947cm">
            <text:p/>
          </draw:line>
          <draw:line draw:style-name="gr70" draw:text-style-name="P1" draw:layer="layout" svg:x1="11.298cm" svg:y1="7.947cm" svg:x2="11.298cm" svg:y2="7.495cm">
            <text:p/>
          </draw:line>
        </draw:g>
        <draw:g>
          <draw:line draw:style-name="gr70" draw:text-style-name="P1" draw:layer="layout" svg:x1="12.358cm" svg:y1="7.623cm" svg:x2="12.358cm" svg:y2="8.075cm">
            <text:p/>
          </draw:line>
          <draw:line draw:style-name="gr70" draw:text-style-name="P1" draw:layer="layout" svg:x1="12.458cm" svg:y1="8.075cm" svg:x2="12.458cm" svg:y2="7.623cm">
            <text:p/>
          </draw:line>
        </draw:g>
        <draw:g>
          <draw:line draw:style-name="gr70" draw:text-style-name="P1" draw:layer="layout" svg:x1="13.502cm" svg:y1="7.884cm" svg:x2="13.502cm" svg:y2="8.336cm">
            <text:p/>
          </draw:line>
          <draw:line draw:style-name="gr70" draw:text-style-name="P1" draw:layer="layout" svg:x1="13.602cm" svg:y1="8.336cm" svg:x2="13.602cm" svg:y2="7.884cm">
            <text:p/>
          </draw:line>
        </draw:g>
        <draw:g>
          <draw:line draw:style-name="gr70" draw:text-style-name="P1" draw:layer="layout" svg:x1="14.765cm" svg:y1="8.229cm" svg:x2="14.765cm" svg:y2="8.681cm">
            <text:p/>
          </draw:line>
          <draw:line draw:style-name="gr70" draw:text-style-name="P1" draw:layer="layout" svg:x1="14.865cm" svg:y1="8.681cm" svg:x2="14.865cm" svg:y2="8.229cm">
            <text:p/>
          </draw:line>
        </draw:g>
        <draw:g>
          <draw:line draw:style-name="gr70" draw:text-style-name="P1" draw:layer="layout" svg:x1="11.481cm" svg:y1="6.612cm" svg:x2="11.481cm" svg:y2="7.064cm">
            <text:p/>
          </draw:line>
          <draw:line draw:style-name="gr70" draw:text-style-name="P1" draw:layer="layout" svg:x1="11.581cm" svg:y1="7.064cm" svg:x2="11.581cm" svg:y2="6.612cm">
            <text:p/>
          </draw:line>
        </draw:g>
        <draw:g>
          <draw:line draw:style-name="gr70" draw:text-style-name="P1" draw:layer="layout" svg:x1="10.941cm" svg:y1="6.612cm" svg:x2="10.941cm" svg:y2="7.064cm">
            <text:p/>
          </draw:line>
          <draw:line draw:style-name="gr70" draw:text-style-name="P1" draw:layer="layout" svg:x1="11.041cm" svg:y1="7.064cm" svg:x2="11.041cm" svg:y2="6.612cm">
            <text:p/>
          </draw:line>
        </draw:g>
        <draw:g>
          <draw:line draw:style-name="gr70" draw:text-style-name="P1" draw:layer="layout" svg:x1="12.59cm" svg:y1="6.68cm" svg:x2="12.59cm" svg:y2="7.132cm">
            <text:p/>
          </draw:line>
          <draw:line draw:style-name="gr70" draw:text-style-name="P1" draw:layer="layout" svg:x1="12.69cm" svg:y1="7.132cm" svg:x2="12.69cm" svg:y2="6.68cm">
            <text:p/>
          </draw:line>
        </draw:g>
        <draw:g>
          <draw:line draw:style-name="gr70" draw:text-style-name="P1" draw:layer="layout" svg:x1="12.05cm" svg:y1="6.68cm" svg:x2="12.05cm" svg:y2="7.132cm">
            <text:p/>
          </draw:line>
          <draw:line draw:style-name="gr70" draw:text-style-name="P1" draw:layer="layout" svg:x1="12.15cm" svg:y1="7.132cm" svg:x2="12.15cm" svg:y2="6.68cm">
            <text:p/>
          </draw:line>
        </draw:g>
        <draw:g>
          <draw:line draw:style-name="gr70" draw:text-style-name="P1" draw:layer="layout" svg:x1="12.358cm" svg:y1="6.423cm" svg:x2="12.358cm" svg:y2="6.875cm">
            <text:p/>
          </draw:line>
          <draw:line draw:style-name="gr70" draw:text-style-name="P1" draw:layer="layout" svg:x1="12.458cm" svg:y1="6.875cm" svg:x2="12.458cm" svg:y2="6.423cm">
            <text:p/>
          </draw:line>
        </draw:g>
        <draw:g>
          <draw:line draw:style-name="gr70" draw:text-style-name="P1" draw:layer="layout" svg:x1="13.798cm" svg:y1="6.655cm" svg:x2="13.798cm" svg:y2="7.107cm">
            <text:p/>
          </draw:line>
          <draw:line draw:style-name="gr70" draw:text-style-name="P1" draw:layer="layout" svg:x1="13.898cm" svg:y1="7.107cm" svg:x2="13.898cm" svg:y2="6.655cm">
            <text:p/>
          </draw:line>
        </draw:g>
        <draw:g>
          <draw:line draw:style-name="gr70" draw:text-style-name="P1" draw:layer="layout" svg:x1="13.258cm" svg:y1="6.655cm" svg:x2="13.258cm" svg:y2="7.107cm">
            <text:p/>
          </draw:line>
          <draw:line draw:style-name="gr70" draw:text-style-name="P1" draw:layer="layout" svg:x1="13.358cm" svg:y1="7.107cm" svg:x2="13.358cm" svg:y2="6.655cm">
            <text:p/>
          </draw:line>
        </draw:g>
        <draw:g>
          <draw:line draw:style-name="gr70" draw:text-style-name="P1" draw:layer="layout" svg:x1="13.502cm" svg:y1="6.884cm" svg:x2="13.502cm" svg:y2="7.336cm">
            <text:p/>
          </draw:line>
          <draw:line draw:style-name="gr70" draw:text-style-name="P1" draw:layer="layout" svg:x1="13.602cm" svg:y1="7.336cm" svg:x2="13.602cm" svg:y2="6.884cm">
            <text:p/>
          </draw:line>
        </draw:g>
        <draw:g>
          <draw:line draw:style-name="gr70" draw:text-style-name="P1" draw:layer="layout" svg:x1="14.998cm" svg:y1="6.723cm" svg:x2="14.998cm" svg:y2="7.175cm">
            <text:p/>
          </draw:line>
          <draw:line draw:style-name="gr70" draw:text-style-name="P1" draw:layer="layout" svg:x1="15.098cm" svg:y1="7.175cm" svg:x2="15.098cm" svg:y2="6.723cm">
            <text:p/>
          </draw:line>
        </draw:g>
        <draw:g>
          <draw:line draw:style-name="gr70" draw:text-style-name="P1" draw:layer="layout" svg:x1="14.458cm" svg:y1="6.723cm" svg:x2="14.458cm" svg:y2="7.175cm">
            <text:p/>
          </draw:line>
          <draw:line draw:style-name="gr70" draw:text-style-name="P1" draw:layer="layout" svg:x1="14.558cm" svg:y1="7.175cm" svg:x2="14.558cm" svg:y2="6.723cm">
            <text:p/>
          </draw:line>
        </draw:g>
        <draw:g>
          <draw:line draw:style-name="gr70" draw:text-style-name="P1" draw:layer="layout" svg:x1="14.765cm" svg:y1="6.971cm" svg:x2="14.765cm" svg:y2="7.423cm">
            <text:p/>
          </draw:line>
          <draw:line draw:style-name="gr70" draw:text-style-name="P1" draw:layer="layout" svg:x1="14.865cm" svg:y1="7.423cm" svg:x2="14.865cm" svg:y2="6.971cm">
            <text:p/>
          </draw:line>
        </draw:g>
        <draw:g>
          <draw:line draw:style-name="gr70" draw:text-style-name="P1" draw:layer="layout" svg:x1="14.998cm" svg:y1="5.823cm" svg:x2="14.998cm" svg:y2="6.275cm">
            <text:p/>
          </draw:line>
          <draw:line draw:style-name="gr70" draw:text-style-name="P1" draw:layer="layout" svg:x1="15.098cm" svg:y1="6.275cm" svg:x2="15.098cm" svg:y2="5.823cm">
            <text:p/>
          </draw:line>
        </draw:g>
        <draw:g>
          <draw:line draw:style-name="gr70" draw:text-style-name="P1" draw:layer="layout" svg:x1="14.458cm" svg:y1="5.823cm" svg:x2="14.458cm" svg:y2="6.275cm">
            <text:p/>
          </draw:line>
          <draw:line draw:style-name="gr70" draw:text-style-name="P1" draw:layer="layout" svg:x1="14.558cm" svg:y1="6.275cm" svg:x2="14.558cm" svg:y2="5.823cm">
            <text:p/>
          </draw:line>
        </draw:g>
        <draw:line draw:style-name="gr70" draw:text-style-name="P1" draw:layer="layout" svg:x1="13.258cm" svg:y1="6.078cm" svg:x2="13.258cm" svg:y2="5.626cm">
          <text:p/>
        </draw:line>
        <draw:line draw:style-name="gr70" draw:text-style-name="P1" draw:layer="layout" svg:x1="13.798cm" svg:y1="6.078cm" svg:x2="13.798cm" svg:y2="5.626cm">
          <text:p/>
        </draw:line>
        <draw:line draw:style-name="gr70" draw:text-style-name="P1" draw:layer="layout" svg:x1="9.858cm" svg:y1="7.081cm" svg:x2="9.858cm" svg:y2="6.629cm">
          <text:p/>
        </draw:line>
        <draw:line draw:style-name="gr70" draw:text-style-name="P1" draw:layer="layout" svg:x1="10.398cm" svg:y1="7.081cm" svg:x2="10.398cm" svg:y2="6.629cm">
          <text:p/>
        </draw:line>
        <draw:frame draw:style-name="gr71" draw:text-style-name="P6" draw:layer="layout" svg:width="1.129cm" svg:height="0.612cm" svg:x="5.918cm" svg:y="4.468cm">
          <draw:text-box>
            <text:p><text:span text:style-name="T12">2p</text:span><text:span text:style-name="T20">z</text:span><text:span text:style-name="T21">σ</text:span><text:span text:style-name="T22">u </text:span><text:span text:style-name="T23">*</text:span></text:p>
          </draw:text-box>
        </draw:frame>
        <draw:frame draw:style-name="gr72" draw:text-style-name="P6" draw:layer="layout" svg:width="2.26cm" svg:height="0.506cm" svg:x="4.787cm" svg:y="5.21cm">
          <draw:text-box>
            <text:p><text:span text:style-name="T12">2p</text:span><text:span text:style-name="T20">x</text:span><text:span text:style-name="T21">π</text:span><text:span text:style-name="T24">g</text:span><text:span text:style-name="T12">*, 2p</text:span><text:span text:style-name="T20">y</text:span><text:span text:style-name="T21">π</text:span><text:span text:style-name="T24">g</text:span><text:span text:style-name="T12">*</text:span></text:p>
          </draw:text-box>
        </draw:frame>
        <draw:frame draw:style-name="gr72" draw:text-style-name="P6" draw:layer="layout" svg:width="1.961cm" svg:height="0.506cm" svg:x="5.086cm" svg:y="6.589cm">
          <draw:text-box>
            <text:p><text:span text:style-name="T12">2p</text:span><text:span text:style-name="T20">x</text:span><text:span text:style-name="T21">π</text:span><text:span text:style-name="T22">u</text:span><text:span text:style-name="T12">, 2p</text:span><text:span text:style-name="T20">y</text:span><text:span text:style-name="T21">π</text:span><text:span text:style-name="T24">u</text:span></text:p>
          </draw:text-box>
        </draw:frame>
        <draw:frame draw:style-name="gr71" draw:text-style-name="P6" draw:layer="layout" svg:width="0.967cm" svg:height="0.612cm" svg:x="6.08cm" svg:y="5.847cm">
          <draw:text-box>
            <text:p><text:span text:style-name="T12">2p</text:span><text:span text:style-name="T20">z</text:span><text:span text:style-name="T21">σ</text:span><text:span text:style-name="T22">g</text:span></text:p>
          </draw:text-box>
        </draw:frame>
        <draw:frame draw:style-name="gr71" draw:text-style-name="P6" draw:layer="layout" svg:width="1.055cm" svg:height="0.612cm" svg:x="5.992cm" svg:y="7.226cm">
          <draw:text-box>
            <text:p><text:span text:style-name="T12">2s</text:span><text:span text:style-name="T21">σ</text:span><text:span text:style-name="T22">u </text:span><text:span text:style-name="T23">*</text:span></text:p>
          </draw:text-box>
        </draw:frame>
        <draw:frame draw:style-name="gr71" draw:text-style-name="P6" draw:layer="layout" svg:width="0.878cm" svg:height="0.612cm" svg:x="6.169cm" svg:y="7.968cm">
          <draw:text-box>
            <text:p><text:span text:style-name="T12">2s</text:span><text:span text:style-name="T21">σ</text:span><text:span text:style-name="T22">g</text:span></text:p>
          </draw:text-box>
        </draw:frame>
        <draw:frame draw:style-name="gr73" draw:text-style-name="P6" draw:layer="layout" svg:width="1.393cm" svg:height="0.422cm" svg:x="5.654cm" svg:y="3.868cm">
          <draw:text-box>
            <text:p><text:span text:style-name="T25">Energie</text:span></text:p>
          </draw:text-box>
        </draw:frame>
        <draw:frame draw:style-name="gr74" draw:text-style-name="P6" draw:layer="layout" svg:width="0.545cm" svg:height="0.477cm" svg:x="7.655cm" svg:y="3.868cm">
          <draw:text-box>
            <text:p><text:span text:style-name="T25">Li</text:span><text:span text:style-name="T26">2</text:span></text:p>
          </draw:text-box>
        </draw:frame>
        <draw:frame draw:style-name="gr75" draw:text-style-name="P6" draw:layer="layout" svg:width="0.637cm" svg:height="0.871cm" svg:x="8.756cm" svg:y="3.869cm">
          <draw:text-box>
            <text:p><text:span text:style-name="T25">Be</text:span><text:span text:style-name="T26">2</text:span></text:p>
          </draw:text-box>
        </draw:frame>
        <draw:frame draw:style-name="gr75" draw:text-style-name="P6" draw:layer="layout" svg:width="0.637cm" svg:height="0.871cm" svg:x="9.957cm" svg:y="3.87cm">
          <draw:text-box>
            <text:p><text:span text:style-name="T25">B</text:span><text:span text:style-name="T26">2</text:span></text:p>
          </draw:text-box>
        </draw:frame>
        <draw:frame draw:style-name="gr75" draw:text-style-name="P6" draw:layer="layout" svg:width="0.637cm" svg:height="0.871cm" svg:x="11.058cm" svg:y="3.871cm">
          <draw:text-box>
            <text:p><text:span text:style-name="T25">C</text:span><text:span text:style-name="T26">2</text:span></text:p>
          </draw:text-box>
        </draw:frame>
        <draw:frame draw:style-name="gr75" draw:text-style-name="P6" draw:layer="layout" svg:width="0.637cm" svg:height="0.871cm" svg:x="12.259cm" svg:y="3.872cm">
          <draw:text-box>
            <text:p><text:span text:style-name="T25">N</text:span><text:span text:style-name="T26">2</text:span></text:p>
          </draw:text-box>
        </draw:frame>
        <draw:frame draw:style-name="gr75" draw:text-style-name="P6" draw:layer="layout" svg:width="0.637cm" svg:height="0.871cm" svg:x="13.36cm" svg:y="3.873cm">
          <draw:text-box>
            <text:p><text:span text:style-name="T25">O</text:span><text:span text:style-name="T26">2</text:span></text:p>
          </draw:text-box>
        </draw:frame>
        <draw:frame draw:style-name="gr75" draw:text-style-name="P6" draw:layer="layout" svg:width="0.637cm" svg:height="0.871cm" svg:x="14.661cm" svg:y="3.874cm">
          <draw:text-box>
            <text:p><text:span text:style-name="T25">F</text:span><text:span text:style-name="T26">2</text:span></text:p>
          </draw:text-box>
        </draw:frame>
      </draw:page>
      <draw:page draw:name="page8" draw:style-name="dp1" draw:master-page-name="Výchozí">
        <draw:line draw:style-name="gr76" draw:text-style-name="P1" draw:layer="layout" svg:x1="3.112cm" svg:y1="3.504cm" svg:x2="3.599cm" svg:y2="3.504cm">
          <text:p/>
        </draw:line>
        <draw:line draw:style-name="gr76" draw:text-style-name="P1" draw:layer="layout" svg:x1="3.713cm" svg:y1="3.504cm" svg:x2="4.2cm" svg:y2="3.504cm">
          <text:p/>
        </draw:line>
        <draw:line draw:style-name="gr76" draw:text-style-name="P1" xml:id="id1" draw:id="id1" draw:layer="layout" svg:x1="4.314cm" svg:y1="3.504cm" svg:x2="4.801cm" svg:y2="3.504cm">
          <text:p/>
        </draw:line>
        <draw:line draw:style-name="gr76" draw:text-style-name="P1" xml:id="id6" draw:id="id6" draw:layer="layout" svg:x1="8.074cm" svg:y1="3.917cm" svg:x2="8.561cm" svg:y2="3.917cm">
          <text:p/>
        </draw:line>
        <draw:line draw:style-name="gr76" draw:text-style-name="P1" draw:layer="layout" svg:x1="8.675cm" svg:y1="3.917cm" svg:x2="9.162cm" svg:y2="3.917cm">
          <text:p/>
        </draw:line>
        <draw:line draw:style-name="gr76" draw:text-style-name="P1" draw:layer="layout" svg:x1="9.276cm" svg:y1="3.917cm" svg:x2="9.763cm" svg:y2="3.917cm">
          <text:p/>
        </draw:line>
        <draw:line draw:style-name="gr76" draw:text-style-name="P1" xml:id="id2" draw:id="id2" draw:layer="layout" svg:x1="6.117cm" svg:y1="2.161cm" svg:x2="6.604cm" svg:y2="2.161cm">
          <text:p/>
        </draw:line>
        <draw:line draw:style-name="gr76" draw:text-style-name="P1" xml:id="id3" draw:id="id3" draw:layer="layout" svg:x1="5.828cm" svg:y1="3.06cm" svg:x2="6.315cm" svg:y2="3.06cm">
          <text:p/>
        </draw:line>
        <draw:line draw:style-name="gr76" draw:text-style-name="P1" xml:id="id7" draw:id="id7" draw:layer="layout" svg:x1="6.423cm" svg:y1="3.06cm" svg:x2="6.91cm" svg:y2="3.06cm">
          <text:p/>
        </draw:line>
        <draw:line draw:style-name="gr76" draw:text-style-name="P1" xml:id="id4" draw:id="id4" draw:layer="layout" svg:x1="5.832cm" svg:y1="4.267cm" svg:x2="6.319cm" svg:y2="4.267cm">
          <text:p/>
        </draw:line>
        <draw:line draw:style-name="gr76" draw:text-style-name="P1" xml:id="id8" draw:id="id8" draw:layer="layout" svg:x1="6.415cm" svg:y1="4.267cm" svg:x2="6.902cm" svg:y2="4.267cm">
          <text:p/>
        </draw:line>
        <draw:line draw:style-name="gr76" draw:text-style-name="P1" xml:id="id5" draw:id="id5" draw:layer="layout" svg:x1="6.117cm" svg:y1="5.241cm" svg:x2="6.604cm" svg:y2="5.241cm">
          <text:p/>
        </draw:line>
        <draw:line draw:style-name="gr76" draw:text-style-name="P1" xml:id="id10" draw:id="id10" draw:layer="layout" svg:x1="6.117cm" svg:y1="6.299cm" svg:x2="6.604cm" svg:y2="6.299cm">
          <text:p/>
        </draw:line>
        <draw:line draw:style-name="gr76" draw:text-style-name="P1" xml:id="id11" draw:id="id11" draw:layer="layout" svg:x1="6.117cm" svg:y1="7.897cm" svg:x2="6.604cm" svg:y2="7.897cm">
          <text:p/>
        </draw:line>
        <draw:line draw:style-name="gr76" draw:text-style-name="P1" xml:id="id9" draw:id="id9" draw:layer="layout" svg:x1="4.302cm" svg:y1="6.564cm" svg:x2="4.789cm" svg:y2="6.564cm">
          <text:p/>
        </draw:line>
        <draw:line draw:style-name="gr76" draw:text-style-name="P1" xml:id="id12" draw:id="id12" draw:layer="layout" svg:x1="8.05cm" svg:y1="7.611cm" svg:x2="8.537cm" svg:y2="7.611cm">
          <text:p/>
        </draw:line>
        <draw:connector draw:style-name="gr77" draw:text-style-name="P1" draw:layer="layout" draw:type="line" svg:x1="4.801cm" svg:y1="3.504cm" svg:x2="6.117cm" svg:y2="2.161cm" draw:start-shape="id1" draw:start-glue-point="1" draw:end-shape="id2" draw:end-glue-point="3" svg:d="M4801 3504l1316-1343" svg:viewBox="0 0 1317 1344">
          <text:p/>
        </draw:connector>
        <draw:connector draw:style-name="gr77" draw:text-style-name="P1" draw:layer="layout" draw:type="line" svg:x1="4.801cm" svg:y1="3.504cm" svg:x2="5.828cm" svg:y2="3.06cm" draw:start-shape="id1" draw:start-glue-point="1" draw:end-shape="id3" draw:end-glue-point="3" svg:d="M4801 3504l1027-444" svg:viewBox="0 0 1028 445">
          <text:p/>
        </draw:connector>
        <draw:connector draw:style-name="gr77" draw:text-style-name="P1" draw:layer="layout" draw:type="line" svg:x1="4.801cm" svg:y1="3.504cm" svg:x2="5.832cm" svg:y2="4.267cm" draw:start-shape="id1" draw:start-glue-point="1" draw:end-shape="id4" draw:end-glue-point="3" svg:d="M4801 3504l1031 763" svg:viewBox="0 0 1032 764">
          <text:p/>
        </draw:connector>
        <draw:connector draw:style-name="gr77" draw:text-style-name="P1" draw:layer="layout" draw:type="line" svg:x1="4.801cm" svg:y1="3.504cm" svg:x2="6.117cm" svg:y2="5.241cm" draw:start-shape="id1" draw:start-glue-point="1" draw:end-shape="id5" draw:end-glue-point="3" svg:d="M4801 3504l1316 1737" svg:viewBox="0 0 1317 1738">
          <text:p/>
        </draw:connector>
        <draw:connector draw:style-name="gr77" draw:text-style-name="P1" draw:layer="layout" draw:type="line" svg:x1="8.074cm" svg:y1="3.917cm" svg:x2="6.604cm" svg:y2="2.161cm" draw:start-shape="id6" draw:start-glue-point="3" draw:end-shape="id2" draw:end-glue-point="1" svg:d="M8074 3917l-1470-1756" svg:viewBox="0 0 1471 1757">
          <text:p/>
        </draw:connector>
        <draw:connector draw:style-name="gr77" draw:text-style-name="P1" draw:layer="layout" draw:type="line" svg:x1="8.074cm" svg:y1="3.917cm" svg:x2="6.91cm" svg:y2="3.06cm" draw:start-shape="id6" draw:start-glue-point="3" draw:end-shape="id7" draw:end-glue-point="1" svg:d="M8074 3917l-1164-857" svg:viewBox="0 0 1165 858">
          <text:p/>
        </draw:connector>
        <draw:connector draw:style-name="gr77" draw:text-style-name="P1" draw:layer="layout" draw:type="line" svg:x1="8.074cm" svg:y1="3.917cm" svg:x2="6.902cm" svg:y2="4.267cm" draw:start-shape="id6" draw:start-glue-point="3" draw:end-shape="id8" draw:end-glue-point="1" svg:d="M8074 3917l-1172 350" svg:viewBox="0 0 1173 351">
          <text:p/>
        </draw:connector>
        <draw:connector draw:style-name="gr77" draw:text-style-name="P1" draw:layer="layout" draw:type="line" svg:x1="8.074cm" svg:y1="3.917cm" svg:x2="6.604cm" svg:y2="5.241cm" draw:start-shape="id6" draw:start-glue-point="3" draw:end-shape="id5" draw:end-glue-point="1" svg:d="M8074 3917l-1470 1324" svg:viewBox="0 0 1471 1325">
          <text:p/>
        </draw:connector>
        <draw:connector draw:style-name="gr77" draw:text-style-name="P1" draw:layer="layout" draw:type="line" svg:x1="4.789cm" svg:y1="6.564cm" svg:x2="6.117cm" svg:y2="6.299cm" draw:start-shape="id9" draw:start-glue-point="1" draw:end-shape="id10" draw:end-glue-point="3" svg:d="M4789 6564l1328-265" svg:viewBox="0 0 1329 266">
          <text:p/>
        </draw:connector>
        <draw:connector draw:style-name="gr77" draw:text-style-name="P1" draw:layer="layout" draw:type="line" svg:x1="4.789cm" svg:y1="6.564cm" svg:x2="6.117cm" svg:y2="7.897cm" draw:start-shape="id9" draw:start-glue-point="1" draw:end-shape="id11" draw:end-glue-point="3" svg:d="M4789 6564l1328 1333" svg:viewBox="0 0 1329 1334">
          <text:p/>
        </draw:connector>
        <draw:connector draw:style-name="gr77" draw:text-style-name="P1" draw:layer="layout" draw:type="line" svg:x1="8.05cm" svg:y1="7.611cm" svg:x2="6.604cm" svg:y2="6.299cm" draw:start-shape="id12" draw:start-glue-point="3" draw:end-shape="id10" draw:end-glue-point="1" svg:d="M8050 7611l-1446-1312" svg:viewBox="0 0 1447 1313">
          <text:p/>
        </draw:connector>
        <draw:connector draw:style-name="gr77" draw:text-style-name="P1" draw:layer="layout" draw:type="line" svg:x1="8.05cm" svg:y1="7.611cm" svg:x2="6.604cm" svg:y2="7.897cm" draw:start-shape="id12" draw:start-glue-point="3" draw:end-shape="id11" draw:end-glue-point="1" svg:d="M8050 7611l-1446 286" svg:viewBox="0 0 1447 287">
          <text:p/>
        </draw:connector>
        <draw:g>
          <draw:line draw:style-name="gr70" draw:text-style-name="P1" draw:layer="layout" svg:x1="8.306cm" svg:y1="3.619cm" svg:x2="8.306cm" svg:y2="4.184cm">
            <text:p/>
          </draw:line>
          <draw:line draw:style-name="gr70" draw:text-style-name="P1" draw:layer="layout" svg:x1="8.443cm" svg:y1="4.194cm" svg:x2="8.443cm" svg:y2="3.629cm">
            <text:p/>
          </draw:line>
        </draw:g>
        <draw:g>
          <draw:line draw:style-name="gr70" draw:text-style-name="P1" draw:layer="layout" svg:x1="8.233cm" svg:y1="7.303cm" svg:x2="8.233cm" svg:y2="7.868cm">
            <text:p/>
          </draw:line>
          <draw:line draw:style-name="gr70" draw:text-style-name="P1" draw:layer="layout" svg:x1="8.37cm" svg:y1="7.878cm" svg:x2="8.37cm" svg:y2="7.313cm">
            <text:p/>
          </draw:line>
        </draw:g>
        <draw:g>
          <draw:line draw:style-name="gr78" draw:text-style-name="P1" draw:layer="layout" svg:x1="4.488cm" svg:y1="6.267cm" svg:x2="4.488cm" svg:y2="6.832cm">
            <text:p/>
          </draw:line>
          <draw:line draw:style-name="gr78" draw:text-style-name="P1" draw:layer="layout" svg:x1="4.625cm" svg:y1="6.842cm" svg:x2="4.625cm" svg:y2="6.277cm">
            <text:p/>
          </draw:line>
        </draw:g>
        <draw:g>
          <draw:line draw:style-name="gr79" draw:text-style-name="P1" draw:layer="layout" svg:x1="6.298cm" svg:y1="5.993cm" svg:x2="6.298cm" svg:y2="6.558cm">
            <text:p/>
          </draw:line>
          <draw:line draw:style-name="gr79" draw:text-style-name="P1" draw:layer="layout" svg:x1="6.435cm" svg:y1="6.568cm" svg:x2="6.435cm" svg:y2="6.003cm">
            <text:p/>
          </draw:line>
        </draw:g>
        <draw:g>
          <draw:line draw:style-name="gr79" draw:text-style-name="P1" draw:layer="layout" svg:x1="6.289cm" svg:y1="7.602cm" svg:x2="6.289cm" svg:y2="8.167cm">
            <text:p/>
          </draw:line>
          <draw:line draw:style-name="gr79" draw:text-style-name="P1" draw:layer="layout" svg:x1="6.426cm" svg:y1="8.177cm" svg:x2="6.426cm" svg:y2="7.612cm">
            <text:p/>
          </draw:line>
        </draw:g>
        <draw:g>
          <draw:line draw:style-name="gr79" draw:text-style-name="P1" draw:layer="layout" svg:x1="6.29cm" svg:y1="4.903cm" svg:x2="6.29cm" svg:y2="5.468cm">
            <text:p/>
          </draw:line>
          <draw:line draw:style-name="gr79" draw:text-style-name="P1" draw:layer="layout" svg:x1="6.427cm" svg:y1="5.478cm" svg:x2="6.427cm" svg:y2="4.913cm">
            <text:p/>
          </draw:line>
        </draw:g>
        <draw:g>
          <draw:line draw:style-name="gr79" draw:text-style-name="P1" draw:layer="layout" svg:x1="6.012cm" svg:y1="3.951cm" svg:x2="6.012cm" svg:y2="4.516cm">
            <text:p/>
          </draw:line>
          <draw:line draw:style-name="gr79" draw:text-style-name="P1" draw:layer="layout" svg:x1="6.149cm" svg:y1="4.526cm" svg:x2="6.149cm" svg:y2="3.961cm">
            <text:p/>
          </draw:line>
        </draw:g>
        <draw:g>
          <draw:line draw:style-name="gr79" draw:text-style-name="P1" draw:layer="layout" svg:x1="6.613cm" svg:y1="3.952cm" svg:x2="6.613cm" svg:y2="4.517cm">
            <text:p/>
          </draw:line>
          <draw:line draw:style-name="gr79" draw:text-style-name="P1" draw:layer="layout" svg:x1="6.75cm" svg:y1="4.527cm" svg:x2="6.75cm" svg:y2="3.962cm">
            <text:p/>
          </draw:line>
        </draw:g>
        <draw:line draw:style-name="gr79" draw:text-style-name="P1" draw:layer="layout" svg:x1="6.062cm" svg:y1="3.318cm" svg:x2="6.062cm" svg:y2="2.753cm">
          <text:p/>
        </draw:line>
        <draw:line draw:style-name="gr70" draw:text-style-name="P1" draw:layer="layout" svg:x1="8.845cm" svg:y1="4.155cm" svg:x2="8.845cm" svg:y2="3.59cm">
          <text:p/>
        </draw:line>
        <draw:line draw:style-name="gr70" draw:text-style-name="P1" draw:layer="layout" svg:x1="9.445cm" svg:y1="4.158cm" svg:x2="9.445cm" svg:y2="3.593cm">
          <text:p/>
        </draw:line>
        <draw:line draw:style-name="gr78" draw:text-style-name="P1" draw:layer="layout" svg:x1="4.545cm" svg:y1="3.761cm" svg:x2="4.545cm" svg:y2="3.196cm">
          <text:p/>
        </draw:line>
        <draw:line draw:style-name="gr78" draw:text-style-name="P1" draw:layer="layout" svg:x1="3.945cm" svg:y1="3.764cm" svg:x2="3.945cm" svg:y2="3.199cm">
          <text:p/>
        </draw:line>
        <draw:line draw:style-name="gr78" draw:text-style-name="P1" draw:layer="layout" svg:x1="3.245cm" svg:y1="3.767cm" svg:x2="3.245cm" svg:y2="3.202cm">
          <text:p/>
        </draw:line>
        <draw:frame draw:style-name="gr80" draw:text-style-name="P9" draw:layer="layout" svg:width="0.463cm" svg:height="0.319cm" svg:x="3.732cm" svg:y="3.881cm">
          <draw:text-box>
            <text:p><text:span text:style-name="T27">2p</text:span></text:p>
          </draw:text-box>
        </draw:frame>
        <draw:frame draw:style-name="gr80" draw:text-style-name="P9" draw:layer="layout" svg:width="0.463cm" svg:height="0.319cm" svg:x="8.733cm" svg:y="4.281cm">
          <draw:text-box>
            <text:p><text:span text:style-name="T27">2p</text:span></text:p>
          </draw:text-box>
        </draw:frame>
        <draw:frame draw:style-name="gr80" draw:text-style-name="P9" draw:layer="layout" svg:width="0.463cm" svg:height="0.319cm" svg:x="8.134cm" svg:y="7.981cm">
          <draw:text-box>
            <text:p><text:span text:style-name="T27">2s</text:span></text:p>
          </draw:text-box>
        </draw:frame>
        <draw:frame draw:style-name="gr80" draw:text-style-name="P9" draw:layer="layout" svg:width="0.463cm" svg:height="0.319cm" svg:x="4.335cm" svg:y="6.981cm">
          <draw:text-box>
            <text:p><text:span text:style-name="T27">2s</text:span></text:p>
          </draw:text-box>
        </draw:frame>
        <draw:frame draw:style-name="gr81" draw:text-style-name="P10" draw:layer="layout" svg:width="0.76cm" svg:height="0.291cm" svg:x="5.993cm" svg:y="1.754cm">
          <draw:text-box>
            <text:p><text:span text:style-name="T28">2p</text:span><text:span text:style-name="T29">z</text:span><text:span text:style-name="T30">σ</text:span><text:span text:style-name="T31">u </text:span><text:span text:style-name="T32">*</text:span></text:p>
          </draw:text-box>
        </draw:frame>
        <draw:frame draw:style-name="gr81" draw:text-style-name="P10" draw:layer="layout" svg:width="1.457cm" svg:height="0.291cm" svg:x="5.612cm" svg:y="3.2cm">
          <draw:text-box>
            <text:p><text:span text:style-name="T28">2p</text:span><text:span text:style-name="T29">x</text:span><text:span text:style-name="T30">π</text:span><text:span text:style-name="T33">g</text:span><text:span text:style-name="T28">* <text:s/>2p</text:span><text:span text:style-name="T29">y</text:span><text:span text:style-name="T30">π</text:span><text:span text:style-name="T33">g</text:span><text:span text:style-name="T28">*</text:span></text:p>
          </draw:text-box>
        </draw:frame>
        <draw:frame draw:style-name="gr81" draw:text-style-name="P10" draw:layer="layout" svg:width="0.618cm" svg:height="0.291cm" svg:x="6.081cm" svg:y="4.64cm">
          <draw:text-box>
            <text:p><text:span text:style-name="T28">2p</text:span><text:span text:style-name="T29">z</text:span><text:span text:style-name="T30">σ</text:span><text:span text:style-name="T31">g</text:span></text:p>
          </draw:text-box>
        </draw:frame>
        <draw:frame draw:style-name="gr81" draw:text-style-name="P10" draw:layer="layout" svg:width="1.305cm" svg:height="0.291cm" svg:x="5.744cm" svg:y="3.668cm">
          <draw:text-box>
            <text:p><text:span text:style-name="T28">2p</text:span><text:span text:style-name="T29">x</text:span><text:span text:style-name="T30">π</text:span><text:span text:style-name="T31">u </text:span><text:span text:style-name="T28"><text:s/>2p</text:span><text:span text:style-name="T29">y</text:span><text:span text:style-name="T30">π</text:span><text:span text:style-name="T33">u</text:span></text:p>
          </draw:text-box>
        </draw:frame>
        <draw:frame draw:style-name="gr82" draw:text-style-name="P10" draw:layer="layout" svg:width="0.675cm" svg:height="0.32cm" svg:x="6.064cm" svg:y="6.654cm">
          <draw:text-box>
            <text:p><text:span text:style-name="T28">2s</text:span><text:span text:style-name="T30">σ</text:span><text:span text:style-name="T31">u </text:span><text:span text:style-name="T32">*</text:span></text:p>
          </draw:text-box>
        </draw:frame>
        <draw:frame draw:style-name="gr83" draw:text-style-name="P10" draw:layer="layout" svg:width="0.582cm" svg:height="0.309cm" svg:x="6.11cm" svg:y="7.254cm">
          <draw:text-box>
            <text:p><text:span text:style-name="T28">2s</text:span><text:span text:style-name="T30">σ</text:span><text:span text:style-name="T31">g</text:span></text:p>
          </draw:text-box>
        </draw:frame>
        <draw:line draw:style-name="gr69" draw:text-style-name="P1" draw:layer="layout" svg:x1="2.858cm" svg:y1="8.771cm" svg:x2="2.858cm" svg:y2="1.562cm">
          <text:p/>
        </draw:line>
        <draw:frame draw:style-name="gr84" draw:text-style-name="P11" draw:layer="layout" svg:width="0.893cm" svg:height="0.346cm" svg:x="8.135cm" svg:y="8.482cm">
          <draw:text-box>
            <text:p><text:span text:style-name="T34">O(AO)</text:span></text:p>
          </draw:text-box>
        </draw:frame>
        <draw:frame draw:style-name="gr84" draw:text-style-name="P12" draw:layer="layout" svg:width="0.893cm" svg:height="0.346cm" svg:x="3.736cm" svg:y="8.482cm">
          <draw:text-box>
            <text:p><text:span text:style-name="T35">N(AO)</text:span></text:p>
          </draw:text-box>
        </draw:frame>
        <draw:frame draw:style-name="gr82" draw:text-style-name="P13" draw:layer="layout" svg:width="1.075cm" svg:height="0.32cm" svg:x="5.937cm" svg:y="8.482cm">
          <draw:text-box>
            <text:p><text:span text:style-name="T36">NO(MO)</text:span></text:p>
          </draw:text-box>
        </draw:frame>
        <draw:frame draw:style-name="gr80" draw:text-style-name="P9" draw:layer="layout" svg:width="1.044cm" svg:height="0.319cm" draw:transform="rotate (1.5707963267949) translate (2.415cm 2.983cm)">
          <draw:text-box>
            <text:p><text:span text:style-name="T27">Energie</text:span></text:p>
          </draw:text-box>
        </draw:frame>
        <draw:line draw:style-name="gr76" draw:text-style-name="P1" xml:id="id13" draw:id="id13" draw:layer="layout" svg:x1="3.151cm" svg:y1="14.003cm" svg:x2="3.638cm" svg:y2="14.003cm">
          <text:p/>
        </draw:line>
        <draw:line draw:style-name="gr76" draw:text-style-name="P1" draw:layer="layout" svg:x1="4.641cm" svg:y1="14.654cm" svg:x2="5.128cm" svg:y2="14.654cm">
          <text:p/>
        </draw:line>
        <draw:line draw:style-name="gr76" draw:text-style-name="P1" xml:id="id18" draw:id="id18" draw:layer="layout" svg:x1="5.302cm" svg:y1="14.654cm" svg:x2="5.789cm" svg:y2="14.654cm">
          <text:p/>
        </draw:line>
        <draw:line draw:style-name="gr76" draw:text-style-name="P1" xml:id="id14" draw:id="id14" draw:layer="layout" svg:x1="4.991cm" svg:y1="15.359cm" svg:x2="5.478cm" svg:y2="15.359cm">
          <text:p/>
        </draw:line>
        <draw:line draw:style-name="gr85" draw:text-style-name="P1" xml:id="id16" draw:id="id16" draw:layer="layout" svg:x1="4.976cm" svg:y1="16.016cm" svg:x2="5.463cm" svg:y2="16.016cm">
          <text:p/>
        </draw:line>
        <draw:line draw:style-name="gr76" draw:text-style-name="P1" xml:id="id15" draw:id="id15" draw:layer="layout" svg:x1="6.929cm" svg:y1="16.021cm" svg:x2="7.416cm" svg:y2="16.021cm">
          <text:p/>
        </draw:line>
        <draw:line draw:style-name="gr76" draw:text-style-name="P1" xml:id="id17" draw:id="id17" draw:layer="layout" svg:x1="6.947cm" svg:y1="14.665cm" svg:x2="7.434cm" svg:y2="14.665cm">
          <text:p/>
        </draw:line>
        <draw:line draw:style-name="gr76" draw:text-style-name="P1" draw:layer="layout" svg:x1="7.548cm" svg:y1="14.665cm" svg:x2="8.035cm" svg:y2="14.665cm">
          <text:p/>
        </draw:line>
        <draw:line draw:style-name="gr76" draw:text-style-name="P1" draw:layer="layout" svg:x1="8.149cm" svg:y1="14.665cm" svg:x2="8.636cm" svg:y2="14.665cm">
          <text:p/>
        </draw:line>
        <draw:frame draw:style-name="gr80" draw:text-style-name="P9" draw:layer="layout" svg:width="0.463cm" svg:height="0.319cm" svg:x="3.145cm" svg:y="14.273cm">
          <draw:text-box>
            <text:p><text:span text:style-name="T27">1s</text:span></text:p>
          </draw:text-box>
        </draw:frame>
        <draw:frame draw:style-name="gr80" draw:text-style-name="P9" draw:layer="layout" svg:width="0.463cm" svg:height="0.319cm" svg:x="7.05cm" svg:y="16.36cm">
          <draw:text-box>
            <text:p><text:span text:style-name="T27">2s</text:span></text:p>
          </draw:text-box>
        </draw:frame>
        <draw:frame draw:style-name="gr80" draw:text-style-name="P9" draw:layer="layout" svg:width="0.463cm" svg:height="0.319cm" svg:x="7.651cm" svg:y="15.061cm">
          <draw:text-box>
            <text:p><text:span text:style-name="T27">2p</text:span></text:p>
          </draw:text-box>
        </draw:frame>
        <draw:g>
          <draw:line draw:style-name="gr70" draw:text-style-name="P1" draw:layer="layout" svg:x1="7.109cm" svg:y1="15.703cm" svg:x2="7.109cm" svg:y2="16.268cm">
            <text:p/>
          </draw:line>
          <draw:line draw:style-name="gr70" draw:text-style-name="P1" draw:layer="layout" svg:x1="7.246cm" svg:y1="16.278cm" svg:x2="7.246cm" svg:y2="15.713cm">
            <text:p/>
          </draw:line>
        </draw:g>
        <draw:g>
          <draw:line draw:style-name="gr70" draw:text-style-name="P1" draw:layer="layout" svg:x1="7.159cm" svg:y1="14.363cm" svg:x2="7.159cm" svg:y2="14.928cm">
            <text:p/>
          </draw:line>
          <draw:line draw:style-name="gr70" draw:text-style-name="P1" draw:layer="layout" svg:x1="7.296cm" svg:y1="14.938cm" svg:x2="7.296cm" svg:y2="14.373cm">
            <text:p/>
          </draw:line>
        </draw:g>
        <draw:line draw:style-name="gr70" draw:text-style-name="P1" draw:layer="layout" svg:x1="8.304cm" svg:y1="14.933cm" svg:x2="8.304cm" svg:y2="14.368cm">
          <text:p/>
        </draw:line>
        <draw:g>
          <draw:line draw:style-name="gr70" draw:text-style-name="P1" draw:layer="layout" svg:x1="7.75cm" svg:y1="14.363cm" svg:x2="7.75cm" svg:y2="14.928cm">
            <text:p/>
          </draw:line>
          <draw:line draw:style-name="gr70" draw:text-style-name="P1" draw:layer="layout" svg:x1="7.887cm" svg:y1="14.938cm" svg:x2="7.887cm" svg:y2="14.373cm">
            <text:p/>
          </draw:line>
        </draw:g>
        <draw:connector draw:style-name="gr77" draw:text-style-name="P1" draw:layer="layout" draw:type="line" svg:x1="3.638cm" svg:y1="14.003cm" svg:x2="4.991cm" svg:y2="15.359cm" draw:start-shape="id13" draw:start-glue-point="1" draw:end-shape="id14" draw:end-glue-point="3" svg:d="M3638 14003l1353 1356" svg:viewBox="0 0 1354 1357">
          <text:p/>
        </draw:connector>
        <draw:connector draw:style-name="gr77" draw:text-style-name="P1" draw:layer="layout" draw:type="line" svg:x1="6.929cm" svg:y1="16.021cm" svg:x2="5.463cm" svg:y2="16.016cm" draw:start-shape="id15" draw:start-glue-point="3" draw:end-shape="id16" draw:end-glue-point="1" svg:d="M6929 16021l-1466-5" svg:viewBox="0 0 1467 6">
          <text:p/>
        </draw:connector>
        <draw:connector draw:style-name="gr77" draw:text-style-name="P1" draw:layer="layout" draw:type="line" svg:x1="6.947cm" svg:y1="14.665cm" svg:x2="5.478cm" svg:y2="15.359cm" draw:start-shape="id17" draw:start-glue-point="3" draw:end-shape="id14" draw:end-glue-point="1" svg:d="M6947 14665l-1469 694" svg:viewBox="0 0 1470 695">
          <text:p/>
        </draw:connector>
        <draw:connector draw:style-name="gr77" draw:text-style-name="P1" draw:layer="layout" draw:type="line" svg:x1="6.947cm" svg:y1="14.665cm" svg:x2="5.789cm" svg:y2="14.654cm" draw:start-shape="id17" draw:start-glue-point="3" draw:end-shape="id18" draw:end-glue-point="1" svg:d="M6947 14665l-1158-11" svg:viewBox="0 0 1159 12">
          <text:p/>
        </draw:connector>
        <draw:line draw:style-name="gr76" draw:text-style-name="P1" xml:id="id19" draw:id="id19" draw:layer="layout" svg:x1="4.99cm" svg:y1="12.869cm" svg:x2="5.477cm" svg:y2="12.869cm">
          <text:p/>
        </draw:line>
        <draw:connector draw:style-name="gr77" draw:text-style-name="P1" draw:layer="layout" draw:type="line" svg:x1="3.638cm" svg:y1="14.003cm" svg:x2="4.99cm" svg:y2="12.869cm" draw:start-shape="id13" draw:start-glue-point="1" draw:end-shape="id19" draw:end-glue-point="3" svg:d="M3638 14003l1352-1134" svg:viewBox="0 0 1353 1135">
          <text:p/>
        </draw:connector>
        <draw:connector draw:style-name="gr77" draw:text-style-name="P1" draw:layer="layout" draw:type="line" svg:x1="5.477cm" svg:y1="12.869cm" svg:x2="6.947cm" svg:y2="14.665cm" draw:start-shape="id19" draw:start-glue-point="1" draw:end-shape="id17" draw:end-glue-point="3" svg:d="M5477 12869l1470 1796" svg:viewBox="0 0 1471 1797">
          <text:p/>
        </draw:connector>
        <draw:line draw:style-name="gr78" draw:text-style-name="P1" draw:layer="layout" svg:x1="3.305cm" svg:y1="14.275cm" svg:x2="3.305cm" svg:y2="13.71cm">
          <text:p/>
        </draw:line>
        <draw:g>
          <draw:line draw:style-name="gr70" draw:text-style-name="P1" draw:layer="layout" svg:x1="4.788cm" svg:y1="14.361cm" svg:x2="4.788cm" svg:y2="14.926cm">
            <text:p/>
          </draw:line>
          <draw:line draw:style-name="gr70" draw:text-style-name="P1" draw:layer="layout" svg:x1="4.925cm" svg:y1="14.936cm" svg:x2="4.925cm" svg:y2="14.371cm">
            <text:p/>
          </draw:line>
        </draw:g>
        <draw:g>
          <draw:line draw:style-name="gr70" draw:text-style-name="P1" draw:layer="layout" svg:x1="5.474cm" svg:y1="14.361cm" svg:x2="5.474cm" svg:y2="14.926cm">
            <text:p/>
          </draw:line>
          <draw:line draw:style-name="gr70" draw:text-style-name="P1" draw:layer="layout" svg:x1="5.611cm" svg:y1="14.936cm" svg:x2="5.611cm" svg:y2="14.371cm">
            <text:p/>
          </draw:line>
        </draw:g>
        <draw:g>
          <draw:line draw:style-name="gr79" draw:text-style-name="P1" draw:layer="layout" svg:x1="5.144cm" svg:y1="15.083cm" svg:x2="5.144cm" svg:y2="15.648cm">
            <text:p/>
          </draw:line>
          <draw:line draw:style-name="gr79" draw:text-style-name="P1" draw:layer="layout" svg:x1="5.281cm" svg:y1="15.658cm" svg:x2="5.281cm" svg:y2="15.093cm">
            <text:p/>
          </draw:line>
        </draw:g>
        <draw:g>
          <draw:line draw:style-name="gr70" draw:text-style-name="P1" draw:layer="layout" svg:x1="5.145cm" svg:y1="15.731cm" svg:x2="5.145cm" svg:y2="16.296cm">
            <text:p/>
          </draw:line>
          <draw:line draw:style-name="gr70" draw:text-style-name="P1" draw:layer="layout" svg:x1="5.282cm" svg:y1="16.306cm" svg:x2="5.282cm" svg:y2="15.741cm">
            <text:p/>
          </draw:line>
        </draw:g>
        <draw:line draw:style-name="gr69" draw:text-style-name="P1" draw:layer="layout" svg:x1="2.868cm" svg:y1="17.046cm" svg:x2="2.868cm" svg:y2="12.196cm">
          <text:p/>
        </draw:line>
        <draw:frame draw:style-name="gr86" draw:text-style-name="P9" draw:layer="layout" svg:width="1.159cm" svg:height="0.38cm" draw:transform="rotate (1.5707963267949) translate (2.425cm 13.744cm)">
          <draw:text-box>
            <text:p><text:span text:style-name="T27">Energie</text:span></text:p>
          </draw:text-box>
        </draw:frame>
        <draw:frame draw:style-name="gr84" draw:text-style-name="P11" draw:layer="layout" svg:width="0.893cm" svg:height="0.346cm" svg:x="7.394cm" svg:y="16.73cm">
          <draw:text-box>
            <text:p><text:span text:style-name="T34">F(AO)</text:span></text:p>
          </draw:text-box>
        </draw:frame>
        <draw:frame draw:style-name="gr84" draw:text-style-name="P12" draw:layer="layout" svg:width="0.893cm" svg:height="0.346cm" svg:x="3.195cm" svg:y="16.73cm">
          <draw:text-box>
            <text:p><text:span text:style-name="T35">H(AO)</text:span></text:p>
          </draw:text-box>
        </draw:frame>
        <draw:frame draw:style-name="gr82" draw:text-style-name="P13" draw:layer="layout" svg:width="1.075cm" svg:height="0.32cm" svg:x="4.896cm" svg:y="16.73cm">
          <draw:text-box>
            <text:p><text:span text:style-name="T36">HF(MO)</text:span></text:p>
          </draw:text-box>
        </draw:frame>
        <draw:frame draw:style-name="gr87" draw:text-style-name="P10" draw:layer="layout" svg:width="0.375cm" svg:height="0.283cm" svg:x="5.069cm" svg:y="16.303cm">
          <draw:text-box>
            <text:p><text:span text:style-name="T28">2s</text:span></text:p>
          </draw:text-box>
        </draw:frame>
        <draw:frame draw:style-name="gr88" draw:text-style-name="P10" draw:layer="layout" svg:width="0.236cm" svg:height="0.243cm" svg:x="5.169cm" svg:y="14.804cm">
          <draw:text-box>
            <text:p><text:span text:style-name="T30">σ</text:span></text:p>
          </draw:text-box>
        </draw:frame>
        <draw:frame draw:style-name="gr81" draw:text-style-name="P10" draw:layer="layout" svg:width="1.14cm" svg:height="0.291cm" svg:x="4.704cm" svg:y="13.954cm">
          <draw:text-box>
            <text:p><text:span text:style-name="T28">2p</text:span><text:span text:style-name="T29">x</text:span><text:span text:style-name="T31"> </text:span><text:span text:style-name="T28"><text:s text:c="6"/>2p</text:span><text:span text:style-name="T29">y</text:span></text:p>
          </draw:text-box>
        </draw:frame>
        <draw:frame draw:style-name="gr89" draw:text-style-name="P10" draw:layer="layout" svg:width="0.335cm" svg:height="0.265cm" svg:x="5.17cm" svg:y="12.605cm">
          <draw:text-box>
            <text:p><text:span text:style-name="T30">σ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obyčejné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ervena_20_radialni" draw:display-name="Cervena radialni" draw:style="radial" draw:cx="50%" draw:cy="50%" draw:start-color="#ff0000" draw:end-color="#ffffff" draw:start-intensity="100%" draw:end-intensity="100%" draw:border="5%"/>
    <draw:gradient draw:name="Gradient_20_10" draw:display-name="Gradient 10" draw:style="radial" draw:cx="35%" draw:cy="30%" draw:start-color="#ff00ff" draw:end-color="#ffffff" draw:start-intensity="100%" draw:end-intensity="100%" draw:border="30%"/>
    <draw:gradient draw:name="Gradient_20_13" draw:display-name="Gradient 13" draw:style="linear" draw:start-color="#23ff23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7T14:04:48.758000000</meta:creation-date>
    <dc:date>2015-01-08T15:02:49.792000000</dc:date>
    <meta:editing-duration>PT1H50M4S</meta:editing-duration>
    <meta:editing-cycles>14</meta:editing-cycles>
    <meta:generator>LibreOffice/4.3.5.2$Windows_x86 LibreOffice_project/3a87456aaa6a95c63eea1c1b3201acedf0751bd5</meta:generator>
    <meta:document-statistic meta:object-count="424"/>
  </office:meta>
</office:document-meta>
</file>